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style:width="6.925in" table:align="margins" style:may-break-between-rows="false" style:writing-mode="lr-tb"/>
    </style:style>
    <style:style style:name="WriteCommands.A" style:family="table-column">
      <style:table-column-properties style:column-width="0.8431in" style:rel-column-width="7979*"/>
    </style:style>
    <style:style style:name="WriteCommands.B" style:family="table-column">
      <style:table-column-properties style:column-width="1.3396in" style:rel-column-width="12678*"/>
    </style:style>
    <style:style style:name="WriteCommands.C" style:family="table-column">
      <style:table-column-properties style:column-width="1.1854in" style:rel-column-width="11219*"/>
    </style:style>
    <style:style style:name="WriteCommands.F" style:family="table-column">
      <style:table-column-properties style:column-width="1.1854in" style:rel-column-width="11221*"/>
    </style:style>
    <style:style style:name="WriteCommands.A1" style:family="table-cell">
      <style:table-cell-properties fo:padding="0.0382in" fo:border-left="0.0007in solid #000000" fo:border-right="none" fo:border-top="0.0007in solid #000000" fo:border-bottom="0.0007in solid #000000"/>
    </style:style>
    <style:style style:name="WriteCommands.F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0.8431in" style:rel-column-width="7979*"/>
    </style:style>
    <style:style style:name="Table2.B" style:family="table-column">
      <style:table-column-properties style:column-width="2.1938in" style:rel-column-width="20762*"/>
    </style:style>
    <style:style style:name="Table2.C" style:family="table-column">
      <style:table-column-properties style:column-width="1.2958in" style:rel-column-width="12264*"/>
    </style:style>
    <style:style style:name="Table2.E" style:family="table-column">
      <style:table-column-properties style:column-width="1.2958in"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text-align="center" style:justify-single-word="false"/>
      <style:text-properties style:font-name="TimesNewRomanPSMT" fo:font-size="12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TimesNewRomanPSMT" fo:font-size="12pt"/>
    </style:style>
    <style:style style:name="P12" style:family="paragraph" style:parent-style-name="Text_20_body">
      <style:paragraph-properties fo:margin-top="0in" fo:margin-bottom="0in" fo:text-align="center" style:justify-single-word="false"/>
      <style:text-properties style:font-name="TimesNewRomanPSMT" fo:font-size="12pt"/>
    </style:style>
    <style:style style:name="P13"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4" style:family="paragraph" style:parent-style-name="Standard">
      <style:paragraph-properties fo:margin-top="0in" fo:margin-bottom="0in"/>
    </style:style>
    <style:style style:name="P15" style:family="paragraph" style:parent-style-name="Table_20_Contents">
      <style:paragraph-properties fo:margin-top="0in" fo:margin-bottom="0in"/>
    </style:style>
    <style:style style:name="P16" style:family="paragraph" style:parent-style-name="Table_20_Contents">
      <style:paragraph-properties fo:margin-top="0in" fo:margin-bottom="0in" fo:text-align="center" style:justify-single-word="false"/>
    </style:style>
    <style:style style:name="P17" style:family="paragraph" style:parent-style-name="Table_20_Contents">
      <style:paragraph-properties fo:margin-top="0in" fo:margin-bottom="0in" fo:text-align="center" style:justify-single-word="false"/>
      <style:text-properties style:text-rotation-angle="90" style:text-rotation-scale="line-height"/>
    </style:style>
    <style:style style:name="P18" style:family="paragraph" style:parent-style-name="Table_20_Contents">
      <style:paragraph-properties fo:margin-top="0in" fo:margin-bottom="0in" fo:text-align="center" style:justify-single-word="false"/>
      <style:text-properties style:text-rotation-angle="0" style:text-rotation-scale="line-height"/>
    </style:style>
    <style:style style:name="P19" style:family="paragraph" style:parent-style-name="Table_20_Heading">
      <style:paragraph-properties fo:margin-top="0in" fo:margin-bottom="0in"/>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Heading_20_1" style:master-page-name="First_20_Page">
      <style:paragraph-properties style:page-number="auto"/>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91795792" text:id="ct491795792">
          <text:insertion>
            <office:change-info>
              <dc:creator>Bob Jacobsen</dc:creator>
              <dc:date>2013-04-13T19:37:00</dc:date>
            </office:change-info>
          </text:insertion>
        </text:changed-region>
        <text:changed-region xml:id="ct76748704" text:id="ct76748704">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528179760" text:id="ct528179760">
          <text:insertion>
            <office:change-info>
              <dc:creator>Bob Jacobsen</dc:creator>
              <dc:date>2013-04-13T19:37:00</dc:date>
            </office:change-info>
          </text:insertion>
        </text:changed-region>
        <text:changed-region xml:id="ct491458400" text:id="ct491458400">
          <text:insertion>
            <office:change-info>
              <dc:creator>Bob Jacobsen</dc:creator>
              <dc:date>2013-04-13T19:40:00</dc:date>
            </office:change-info>
          </text:insertion>
        </text:changed-region>
        <text:changed-region xml:id="ct894898592" text:id="ct894898592">
          <text:insertion>
            <office:change-info>
              <dc:creator>Bob Jacobsen</dc:creator>
              <dc:date>2013-04-13T19:41:00</dc:date>
            </office:change-info>
          </text:insertion>
        </text:changed-region>
        <text:changed-region xml:id="ct528453488" text:id="ct528453488">
          <text:insertion>
            <office:change-info>
              <dc:creator>Bob Jacobsen</dc:creator>
              <dc:date>2013-04-13T19:40:00</dc:date>
            </office:change-info>
          </text:insertion>
        </text:changed-region>
        <text:changed-region xml:id="ct528456560" text:id="ct528456560">
          <text:deletion>
            <office:change-info>
              <dc:creator>Bob Jacobsen</dc:creator>
              <dc:date>2013-04-12T22:21:00</dc:date>
            </office:change-info>
            <text:h text:style-name="Heading_20_4" text:outline-level="4">y</text:h>
          </text:deletion>
        </text:changed-region>
        <text:changed-region xml:id="ct528457152" text:id="ct528457152">
          <text:insertion>
            <office:change-info>
              <dc:creator>Bob Jacobsen</dc:creator>
              <dc:date>2013-04-12T22:21:00</dc:date>
            </office:change-info>
          </text:insertion>
        </text:changed-region>
        <text:changed-region xml:id="ct528455984" text:id="ct528455984">
          <text:insertion>
            <office:change-info>
              <dc:creator>Bob Jacobsen</dc:creator>
              <dc:date>2013-04-12T22:25:00</dc:date>
            </office:change-info>
          </text:insertion>
        </text:changed-region>
        <text:changed-region xml:id="ct528417808" text:id="ct528417808">
          <text:insertion>
            <office:change-info>
              <dc:creator>Bob Jacobsen</dc:creator>
              <dc:date>2013-04-12T22:26:00</dc:date>
            </office:change-info>
          </text:insertion>
        </text:changed-region>
        <text:changed-region xml:id="ct528462816" text:id="ct528462816">
          <text:insertion>
            <office:change-info>
              <dc:creator>Bob Jacobsen</dc:creator>
              <dc:date>2013-04-12T22:27:00</dc:date>
            </office:change-info>
          </text:insertion>
        </text:changed-region>
        <text:changed-region xml:id="ct492575456" text:id="ct492575456">
          <text:insertion>
            <office:change-info>
              <dc:creator>Bob Jacobsen</dc:creator>
              <dc:date>2013-04-13T19:43:00</dc:date>
            </office:change-info>
          </text:insertion>
        </text:changed-region>
        <text:changed-region xml:id="ct528458304" text:id="ct528458304">
          <text:insertion>
            <office:change-info>
              <dc:creator>Bob Jacobsen</dc:creator>
              <dc:date>2013-01-31T07:56:00</dc:date>
            </office:change-info>
          </text:insertion>
        </text:changed-region>
        <text:changed-region xml:id="ct528461296" text:id="ct528461296">
          <text:deletion>
            <office:change-info>
              <dc:creator>Bob Jacobsen</dc:creator>
              <dc:date>2013-01-31T07:56:00</dc:date>
            </office:change-info>
            <text:h text:style-name="Heading_20_1" text:outline-level="1"/>
            <text:h text:style-name="Heading_20_1" text:outline-level="1"/>
          </text:deletion>
        </text:changed-region>
        <text:changed-region xml:id="ct527679792" text:id="ct527679792">
          <text:insertion>
            <office:change-info>
              <dc:creator>Bob Jacobsen</dc:creator>
              <dc:date>2013-01-31T07:56:00</dc:date>
            </office:change-info>
          </text:insertion>
        </text:changed-region>
        <text:changed-region xml:id="ct527679888" text:id="ct527679888">
          <text:insertion>
            <office:change-info>
              <dc:creator>Bob Jacobsen</dc:creator>
              <dc:date>2013-04-12T21:41:00</dc:date>
            </office:change-info>
          </text:insertion>
        </text:changed-region>
        <text:changed-region xml:id="ct527680688" text:id="ct527680688">
          <text:insertion>
            <office:change-info>
              <dc:creator>Bob Jacobsen</dc:creator>
              <dc:date>2013-01-31T07:56:00</dc:date>
            </office:change-info>
          </text:insertion>
        </text:changed-region>
        <text:changed-region xml:id="ct527679344" text:id="ct527679344">
          <text:insertion>
            <office:change-info>
              <dc:creator>Bob Jacobsen</dc:creator>
              <dc:date>2013-04-12T21:41:00</dc:date>
            </office:change-info>
          </text:insertion>
        </text:changed-region>
        <text:changed-region xml:id="ct527938112" text:id="ct527938112">
          <text:insertion>
            <office:change-info>
              <dc:creator>Bob Jacobsen</dc:creator>
              <dc:date>2013-01-31T07:56:00</dc:date>
            </office:change-info>
          </text:insertion>
        </text:changed-region>
        <text:changed-region xml:id="ct527938208" text:id="ct527938208">
          <text:insertion>
            <office:change-info>
              <dc:creator>Bob Jacobsen</dc:creator>
              <dc:date>2013-04-12T21:42:00</dc:date>
            </office:change-info>
          </text:insertion>
        </text:changed-region>
        <text:changed-region xml:id="ct527936736" text:id="ct527936736">
          <text:insertion>
            <office:change-info>
              <dc:creator>Bob Jacobsen</dc:creator>
              <dc:date>2013-01-31T07:56:00</dc:date>
            </office:change-info>
          </text:insertion>
        </text:changed-region>
        <text:changed-region xml:id="ct528423104" text:id="ct528423104">
          <text:insertion>
            <office:change-info>
              <dc:creator>Bob Jacobsen</dc:creator>
              <dc:date>2013-04-12T21:42:00</dc:date>
            </office:change-info>
          </text:insertion>
        </text:changed-region>
        <text:changed-region xml:id="ct528464544" text:id="ct528464544">
          <text:insertion>
            <office:change-info>
              <dc:creator>Bob Jacobsen</dc:creator>
              <dc:date>2013-01-31T07:56:00</dc:date>
            </office:change-info>
          </text:insertion>
        </text:changed-region>
        <text:changed-region xml:id="ct528102016" text:id="ct528102016">
          <text:insertion>
            <office:change-info>
              <dc:creator>Bob Jacobsen</dc:creator>
              <dc:date>2013-01-31T07:56:00</dc:date>
            </office:change-info>
          </text:insertion>
        </text:changed-region>
        <text:changed-region xml:id="ct528101472" text:id="ct528101472">
          <text:insertion>
            <office:change-info>
              <dc:creator>Bob Jacobsen</dc:creator>
              <dc:date>2013-01-31T07:56:00</dc:date>
            </office:change-info>
          </text:insertion>
        </text:changed-region>
        <text:changed-region xml:id="ct528101568" text:id="ct528101568">
          <text:insertion>
            <office:change-info>
              <dc:creator>Bob Jacobsen</dc:creator>
              <dc:date>2013-01-31T07:56:00</dc:date>
            </office:change-info>
          </text:insertion>
        </text:changed-region>
        <text:changed-region xml:id="ct528101664" text:id="ct528101664">
          <text:insertion>
            <office:change-info>
              <dc:creator>Bob Jacobsen</dc:creator>
              <dc:date>2013-01-31T07:56:00</dc:date>
            </office:change-info>
          </text:insertion>
        </text:changed-region>
        <text:changed-region xml:id="ct523325584" text:id="ct523325584">
          <text:insertion>
            <office:change-info>
              <dc:creator>Bob Jacobsen</dc:creator>
              <dc:date>2013-01-31T07:56:00</dc:date>
            </office:change-info>
          </text:insertion>
        </text:changed-region>
        <text:changed-region xml:id="ct523325712" text:id="ct523325712">
          <text:insertion>
            <office:change-info>
              <dc:creator>Bob Jacobsen</dc:creator>
              <dc:date>2013-01-31T07:56:00</dc:date>
            </office:change-info>
          </text:insertion>
        </text:changed-region>
        <text:changed-region xml:id="ct523325808" text:id="ct523325808">
          <text:insertion>
            <office:change-info>
              <dc:creator>Bob Jacobsen</dc:creator>
              <dc:date>2013-01-31T07:56:00</dc:date>
            </office:change-info>
          </text:insertion>
        </text:changed-region>
        <text:changed-region xml:id="ct523435344" text:id="ct523435344">
          <text:insertion>
            <office:change-info>
              <dc:creator>Bob Jacobsen</dc:creator>
              <dc:date>2013-01-31T07:56:00</dc:date>
            </office:change-info>
          </text:insertion>
        </text:changed-region>
        <text:changed-region xml:id="ct528102112" text:id="ct528102112">
          <text:insertion>
            <office:change-info>
              <dc:creator>Bob Jacobsen</dc:creator>
              <dc:date>2013-01-31T07:56:00</dc:date>
            </office:change-info>
          </text:insertion>
        </text:changed-region>
        <text:changed-region xml:id="ct523419824" text:id="ct523419824">
          <text:insertion>
            <office:change-info>
              <dc:creator>Bob Jacobsen</dc:creator>
              <dc:date>2013-01-31T07:56:00</dc:date>
            </office:change-info>
          </text:insertion>
        </text:changed-region>
        <text:changed-region xml:id="ct523419920" text:id="ct523419920">
          <text:insertion>
            <office:change-info>
              <dc:creator>Bob Jacobsen</dc:creator>
              <dc:date>2013-01-31T07:56:00</dc:date>
            </office:change-info>
          </text:insertion>
        </text:changed-region>
        <text:changed-region xml:id="ct523420016" text:id="ct523420016">
          <text:insertion>
            <office:change-info>
              <dc:creator>Bob Jacobsen</dc:creator>
              <dc:date>2013-01-31T07:56:00</dc:date>
            </office:change-info>
          </text:insertion>
        </text:changed-region>
        <text:changed-region xml:id="ct523420112" text:id="ct523420112">
          <text:insertion>
            <office:change-info>
              <dc:creator>Bob Jacobsen</dc:creator>
              <dc:date>2013-01-31T07:56:00</dc:date>
            </office:change-info>
          </text:insertion>
        </text:changed-region>
        <text:changed-region xml:id="ct528426368" text:id="ct528426368">
          <text:insertion>
            <office:change-info>
              <dc:creator>Bob Jacobsen</dc:creator>
              <dc:date>2013-01-31T07:56:00</dc:date>
            </office:change-info>
          </text:insertion>
        </text:changed-region>
        <text:changed-region xml:id="ct528426496" text:id="ct528426496">
          <text:insertion>
            <office:change-info>
              <dc:creator>Bob Jacobsen</dc:creator>
              <dc:date>2013-01-31T07:56:00</dc:date>
            </office:change-info>
          </text:insertion>
        </text:changed-region>
        <text:changed-region xml:id="ct528426624" text:id="ct528426624">
          <text:insertion>
            <office:change-info>
              <dc:creator>Bob Jacobsen</dc:creator>
              <dc:date>2013-04-12T21:28:00</dc:date>
            </office:change-info>
          </text:insertion>
        </text:changed-region>
        <text:changed-region xml:id="ct528426784" text:id="ct528426784">
          <text:insertion>
            <office:change-info>
              <dc:creator>Bob Jacobsen</dc:creator>
              <dc:date>2013-01-31T07:56:00</dc:date>
            </office:change-info>
          </text:insertion>
        </text:changed-region>
        <text:changed-region xml:id="ct523435040" text:id="ct523435040">
          <text:insertion>
            <office:change-info>
              <dc:creator>Bob Jacobsen</dc:creator>
              <dc:date>2013-01-31T07:56:00</dc:date>
            </office:change-info>
          </text:insertion>
        </text:changed-region>
        <text:changed-region xml:id="ct523420512" text:id="ct523420512">
          <text:insertion>
            <office:change-info>
              <dc:creator>Bob Jacobsen</dc:creator>
              <dc:date>2013-01-31T07:56:00</dc:date>
            </office:change-info>
          </text:insertion>
        </text:changed-region>
        <text:changed-region xml:id="ct523420208" text:id="ct523420208">
          <text:insertion>
            <office:change-info>
              <dc:creator>Bob Jacobsen</dc:creator>
              <dc:date>2013-01-31T07:56:00</dc:date>
            </office:change-info>
          </text:insertion>
        </text:changed-region>
        <text:changed-region xml:id="ct528427104" text:id="ct528427104">
          <text:insertion>
            <office:change-info>
              <dc:creator>Bob Jacobsen</dc:creator>
              <dc:date>2013-01-31T07:56:00</dc:date>
            </office:change-info>
          </text:insertion>
        </text:changed-region>
        <text:changed-region xml:id="ct528427232" text:id="ct528427232">
          <text:insertion>
            <office:change-info>
              <dc:creator>Bob Jacobsen</dc:creator>
              <dc:date>2013-04-12T21:28:00</dc:date>
            </office:change-info>
          </text:insertion>
        </text:changed-region>
        <text:changed-region xml:id="ct528427360" text:id="ct528427360">
          <text:insertion>
            <office:change-info>
              <dc:creator>Bob Jacobsen</dc:creator>
              <dc:date>2013-01-31T07:56:00</dc:date>
            </office:change-info>
          </text:insertion>
        </text:changed-region>
        <text:changed-region xml:id="ct528427520" text:id="ct528427520">
          <text:insertion>
            <office:change-info>
              <dc:creator>Bob Jacobsen</dc:creator>
              <dc:date>2013-01-31T07:56:00</dc:date>
            </office:change-info>
          </text:insertion>
        </text:changed-region>
        <text:changed-region xml:id="ct523420912" text:id="ct523420912">
          <text:insertion>
            <office:change-info>
              <dc:creator>Bob Jacobsen</dc:creator>
              <dc:date>2013-01-31T07:56:00</dc:date>
            </office:change-info>
          </text:insertion>
        </text:changed-region>
        <text:changed-region xml:id="ct523420608" text:id="ct523420608">
          <text:insertion>
            <office:change-info>
              <dc:creator>Bob Jacobsen</dc:creator>
              <dc:date>2013-01-31T07:56:00</dc:date>
            </office:change-info>
          </text:insertion>
        </text:changed-region>
        <text:changed-region xml:id="ct528427856" text:id="ct528427856">
          <text:insertion>
            <office:change-info>
              <dc:creator>Bob Jacobsen</dc:creator>
              <dc:date>2013-01-31T07:56:00</dc:date>
            </office:change-info>
          </text:insertion>
        </text:changed-region>
        <text:changed-region xml:id="ct523420704" text:id="ct523420704">
          <text:insertion>
            <office:change-info>
              <dc:creator>Bob Jacobsen</dc:creator>
              <dc:date>2013-04-12T21:29:00</dc:date>
            </office:change-info>
          </text:insertion>
        </text:changed-region>
        <text:changed-region xml:id="ct528427952" text:id="ct528427952">
          <text:insertion>
            <office:change-info>
              <dc:creator>Bob Jacobsen</dc:creator>
              <dc:date>2013-01-31T07:56:00</dc:date>
            </office:change-info>
          </text:insertion>
        </text:changed-region>
        <text:changed-region xml:id="ct528428112" text:id="ct528428112">
          <text:insertion>
            <office:change-info>
              <dc:creator>Bob Jacobsen</dc:creator>
              <dc:date>2013-01-31T07:56:00</dc:date>
            </office:change-info>
          </text:insertion>
        </text:changed-region>
        <text:changed-region xml:id="ct523421312" text:id="ct523421312">
          <text:insertion>
            <office:change-info>
              <dc:creator>Bob Jacobsen</dc:creator>
              <dc:date>2013-01-31T07:56:00</dc:date>
            </office:change-info>
          </text:insertion>
        </text:changed-region>
        <text:changed-region xml:id="ct528428320" text:id="ct528428320">
          <text:insertion>
            <office:change-info>
              <dc:creator>Bob Jacobsen</dc:creator>
              <dc:date>2013-01-31T07:56:00</dc:date>
            </office:change-info>
          </text:insertion>
        </text:changed-region>
        <text:changed-region xml:id="ct523421008" text:id="ct523421008">
          <text:insertion>
            <office:change-info>
              <dc:creator>Bob Jacobsen</dc:creator>
              <dc:date>2013-04-12T21:29:00</dc:date>
            </office:change-info>
          </text:insertion>
        </text:changed-region>
        <text:changed-region xml:id="ct129589824" text:id="ct129589824">
          <text:insertion>
            <office:change-info>
              <dc:creator>Bob Jacobsen</dc:creator>
              <dc:date>2013-01-31T07:56:00</dc:date>
            </office:change-info>
          </text:insertion>
        </text:changed-region>
        <text:changed-region xml:id="ct129215584" text:id="ct129215584">
          <text:insertion>
            <office:change-info>
              <dc:creator>Bob Jacobsen</dc:creator>
              <dc:date>2013-04-12T21:29:00</dc:date>
            </office:change-info>
          </text:insertion>
        </text:changed-region>
        <text:changed-region xml:id="ct129215680" text:id="ct129215680">
          <text:insertion>
            <office:change-info>
              <dc:creator>Bob Jacobsen</dc:creator>
              <dc:date>2013-04-12T21:30:00</dc:date>
            </office:change-info>
          </text:insertion>
        </text:changed-region>
        <text:changed-region xml:id="ct129215952" text:id="ct129215952">
          <text:insertion>
            <office:change-info>
              <dc:creator>Bob Jacobsen</dc:creator>
              <dc:date>2013-01-31T07:56:00</dc:date>
            </office:change-info>
          </text:insertion>
        </text:changed-region>
        <text:changed-region xml:id="ct78704928" text:id="ct78704928">
          <text:insertion>
            <office:change-info>
              <dc:creator>Bob Jacobsen</dc:creator>
              <dc:date>2013-01-31T07:56:00</dc:date>
            </office:change-info>
          </text:insertion>
        </text:changed-region>
        <text:changed-region xml:id="ct78705056" text:id="ct78705056">
          <text:insertion>
            <office:change-info>
              <dc:creator>Bob Jacobsen</dc:creator>
              <dc:date>2013-01-31T07:56:00</dc:date>
            </office:change-info>
          </text:insertion>
        </text:changed-region>
        <text:changed-region xml:id="ct129244576" text:id="ct129244576">
          <text:insertion>
            <office:change-info>
              <dc:creator>Bob Jacobsen</dc:creator>
              <dc:date>2013-01-31T07:56:00</dc:date>
            </office:change-info>
          </text:insertion>
        </text:changed-region>
        <text:changed-region xml:id="ct78705456" text:id="ct78705456">
          <text:insertion>
            <office:change-info>
              <dc:creator>Bob Jacobsen</dc:creator>
              <dc:date>2013-01-31T07:56:00</dc:date>
            </office:change-info>
          </text:insertion>
        </text:changed-region>
        <text:changed-region xml:id="ct78705552" text:id="ct78705552">
          <text:insertion>
            <office:change-info>
              <dc:creator>Bob Jacobsen</dc:creator>
              <dc:date>2013-01-31T07:56:00</dc:date>
            </office:change-info>
          </text:insertion>
        </text:changed-region>
        <text:changed-region xml:id="ct78705728" text:id="ct78705728">
          <text:insertion>
            <office:change-info>
              <dc:creator>Bob Jacobsen</dc:creator>
              <dc:date>2013-01-31T07:56:00</dc:date>
            </office:change-info>
          </text:insertion>
        </text:changed-region>
        <text:changed-region xml:id="ct78705904" text:id="ct78705904">
          <text:insertion>
            <office:change-info>
              <dc:creator>Bob Jacobsen</dc:creator>
              <dc:date>2013-01-31T07:56:00</dc:date>
            </office:change-info>
          </text:insertion>
        </text:changed-region>
        <text:changed-region xml:id="ct78706064" text:id="ct78706064">
          <text:insertion>
            <office:change-info>
              <dc:creator>Bob Jacobsen</dc:creator>
              <dc:date>2013-01-31T07:56:00</dc:date>
            </office:change-info>
          </text:insertion>
        </text:changed-region>
        <text:changed-region xml:id="ct78705152" text:id="ct78705152">
          <text:insertion>
            <office:change-info>
              <dc:creator>Bob Jacobsen</dc:creator>
              <dc:date>2013-01-31T07:56:00</dc:date>
            </office:change-info>
          </text:insertion>
        </text:changed-region>
        <text:changed-region xml:id="ct78705312" text:id="ct78705312">
          <text:insertion>
            <office:change-info>
              <dc:creator>Bob Jacobsen</dc:creator>
              <dc:date>2013-01-31T07:56:00</dc:date>
            </office:change-info>
          </text:insertion>
        </text:changed-region>
        <text:changed-region xml:id="ct129236848" text:id="ct129236848">
          <text:insertion>
            <office:change-info>
              <dc:creator>Bob Jacobsen</dc:creator>
              <dc:date>2013-01-31T07:56:00</dc:date>
            </office:change-info>
          </text:insertion>
        </text:changed-region>
        <text:changed-region xml:id="ct129237008" text:id="ct129237008">
          <text:insertion>
            <office:change-info>
              <dc:creator>Bob Jacobsen</dc:creator>
              <dc:date>2013-01-31T07:56:00</dc:date>
            </office:change-info>
          </text:insertion>
        </text:changed-region>
        <text:changed-region xml:id="ct129236512" text:id="ct129236512">
          <text:insertion>
            <office:change-info>
              <dc:creator>Bob Jacobsen</dc:creator>
              <dc:date>2013-01-31T07:56:00</dc:date>
            </office:change-info>
          </text:insertion>
        </text:changed-region>
        <text:changed-region xml:id="ct129236640" text:id="ct129236640">
          <text:insertion>
            <office:change-info>
              <dc:creator>Bob Jacobsen</dc:creator>
              <dc:date>2013-04-12T21:37:00</dc:date>
            </office:change-info>
          </text:insertion>
        </text:changed-region>
        <text:changed-region xml:id="ct129198416" text:id="ct129198416">
          <text:insertion>
            <office:change-info>
              <dc:creator>Bob Jacobsen</dc:creator>
              <dc:date>2013-01-31T07:56:00</dc:date>
            </office:change-info>
          </text:insertion>
        </text:changed-region>
        <text:changed-region xml:id="ct129198544" text:id="ct129198544">
          <text:insertion>
            <office:change-info>
              <dc:creator>Bob Jacobsen</dc:creator>
              <dc:date>2013-04-12T21:37:00</dc:date>
            </office:change-info>
          </text:insertion>
        </text:changed-region>
        <text:changed-region xml:id="ct78755104" text:id="ct78755104">
          <text:insertion>
            <office:change-info>
              <dc:creator>Bob Jacobsen</dc:creator>
              <dc:date>2013-01-31T07:56:00</dc:date>
            </office:change-info>
          </text:insertion>
        </text:changed-region>
        <text:changed-region xml:id="ct78755280" text:id="ct78755280">
          <text:insertion>
            <office:change-info>
              <dc:creator>Bob Jacobsen</dc:creator>
              <dc:date>2013-01-31T07:56:00</dc:date>
            </office:change-info>
          </text:insertion>
        </text:changed-region>
        <text:changed-region xml:id="ct78754960" text:id="ct78754960">
          <text:insertion>
            <office:change-info>
              <dc:creator>Bob Jacobsen</dc:creator>
              <dc:date>2013-01-31T07:56:00</dc:date>
            </office:change-info>
          </text:insertion>
        </text:changed-region>
        <text:changed-region xml:id="ct129198192" text:id="ct129198192">
          <text:insertion>
            <office:change-info>
              <dc:creator>Bob Jacobsen</dc:creator>
              <dc:date>2013-01-31T07:56:00</dc:date>
            </office:change-info>
          </text:insertion>
        </text:changed-region>
        <text:changed-region xml:id="ct129198784" text:id="ct129198784">
          <text:insertion>
            <office:change-info>
              <dc:creator>Bob Jacobsen</dc:creator>
              <dc:date>2013-01-31T07:56:00</dc:date>
            </office:change-info>
          </text:insertion>
        </text:changed-region>
        <text:changed-region xml:id="ct129199232" text:id="ct129199232">
          <text:insertion>
            <office:change-info>
              <dc:creator>Bob Jacobsen</dc:creator>
              <dc:date>2013-01-31T07:56:00</dc:date>
            </office:change-info>
          </text:insertion>
        </text:changed-region>
        <text:changed-region xml:id="ct129199408" text:id="ct129199408">
          <text:insertion>
            <office:change-info>
              <dc:creator>Bob Jacobsen</dc:creator>
              <dc:date>2013-01-31T07:56:00</dc:date>
            </office:change-info>
          </text:insertion>
        </text:changed-region>
        <text:changed-region xml:id="ct78755552" text:id="ct78755552">
          <text:insertion>
            <office:change-info>
              <dc:creator>Bob Jacobsen</dc:creator>
              <dc:date>2013-01-31T07:56:00</dc:date>
            </office:change-info>
          </text:insertion>
        </text:changed-region>
        <text:changed-region xml:id="ct129817232" text:id="ct129817232">
          <text:insertion>
            <office:change-info>
              <dc:creator>Bob Jacobsen</dc:creator>
              <dc:date>2013-01-31T07:56:00</dc:date>
            </office:change-info>
          </text:insertion>
        </text:changed-region>
        <text:changed-region xml:id="ct129817392" text:id="ct129817392">
          <text:insertion>
            <office:change-info>
              <dc:creator>Bob Jacobsen</dc:creator>
              <dc:date>2013-01-31T07:56:00</dc:date>
            </office:change-info>
          </text:insertion>
        </text:changed-region>
        <text:changed-region xml:id="ct129817888" text:id="ct129817888">
          <text:insertion>
            <office:change-info>
              <dc:creator>Bob Jacobsen</dc:creator>
              <dc:date>2013-01-31T07:56:00</dc:date>
            </office:change-info>
          </text:insertion>
        </text:changed-region>
        <text:changed-region xml:id="ct129818096" text:id="ct129818096">
          <text:insertion>
            <office:change-info>
              <dc:creator>Bob Jacobsen</dc:creator>
              <dc:date>2013-01-31T07:56:00</dc:date>
            </office:change-info>
          </text:insertion>
        </text:changed-region>
        <text:changed-region xml:id="ct129817552" text:id="ct129817552">
          <text:insertion>
            <office:change-info>
              <dc:creator>Bob Jacobsen</dc:creator>
              <dc:date>2013-01-31T07:56:00</dc:date>
            </office:change-info>
          </text:insertion>
        </text:changed-region>
        <text:changed-region xml:id="ct129818400" text:id="ct129818400">
          <text:insertion>
            <office:change-info>
              <dc:creator>Bob Jacobsen</dc:creator>
              <dc:date>2013-01-31T07:56:00</dc:date>
            </office:change-info>
          </text:insertion>
        </text:changed-region>
        <text:changed-region xml:id="ct129839392" text:id="ct129839392">
          <text:insertion>
            <office:change-info>
              <dc:creator>Bob Jacobsen</dc:creator>
              <dc:date>2013-01-31T07:56:00</dc:date>
            </office:change-info>
          </text:insertion>
        </text:changed-region>
        <text:changed-region xml:id="ct523418976" text:id="ct523418976">
          <text:insertion>
            <office:change-info>
              <dc:creator>Bob Jacobsen</dc:creator>
              <dc:date>2013-01-31T07:56:00</dc:date>
            </office:change-info>
          </text:insertion>
        </text:changed-region>
        <text:changed-region xml:id="ct528425872" text:id="ct528425872">
          <text:insertion>
            <office:change-info>
              <dc:creator>Bob Jacobsen</dc:creator>
              <dc:date>2013-01-31T07:56:00</dc:date>
            </office:change-info>
          </text:insertion>
        </text:changed-region>
        <text:changed-region xml:id="ct528426032" text:id="ct528426032">
          <text:insertion>
            <office:change-info>
              <dc:creator>Bob Jacobsen</dc:creator>
              <dc:date>2013-01-31T07:56:00</dc:date>
            </office:change-info>
          </text:insertion>
        </text:changed-region>
        <text:changed-region xml:id="ct528428912" text:id="ct528428912">
          <text:insertion>
            <office:change-info>
              <dc:creator>Bob Jacobsen</dc:creator>
              <dc:date>2013-01-31T07:56:00</dc:date>
            </office:change-info>
          </text:insertion>
        </text:changed-region>
        <text:changed-region xml:id="ct528429072" text:id="ct528429072">
          <text:insertion>
            <office:change-info>
              <dc:creator>Bob Jacobsen</dc:creator>
              <dc:date>2013-01-31T07:56:00</dc:date>
            </office:change-info>
          </text:insertion>
        </text:changed-region>
        <text:changed-region xml:id="ct528100448" text:id="ct528100448">
          <text:insertion>
            <office:change-info>
              <dc:creator>Bob Jacobsen</dc:creator>
              <dc:date>2013-01-31T07:56:00</dc:date>
            </office:change-info>
          </text:insertion>
        </text:changed-region>
        <text:changed-region xml:id="ct528429472" text:id="ct528429472">
          <text:insertion>
            <office:change-info>
              <dc:creator>Bob Jacobsen</dc:creator>
              <dc:date>2013-01-31T07:56:00</dc:date>
            </office:change-info>
          </text:insertion>
        </text:changed-region>
        <text:changed-region xml:id="ct528431760" text:id="ct528431760">
          <text:insertion>
            <office:change-info>
              <dc:creator>Bob Jacobsen</dc:creator>
              <dc:date>2013-01-31T07:56:00</dc:date>
            </office:change-info>
          </text:insertion>
        </text:changed-region>
        <text:changed-region xml:id="ct528431936" text:id="ct528431936">
          <text:insertion>
            <office:change-info>
              <dc:creator>Bob Jacobsen</dc:creator>
              <dc:date>2013-01-31T07:56:00</dc:date>
            </office:change-info>
          </text:insertion>
        </text:changed-region>
        <text:changed-region xml:id="ct528432112" text:id="ct528432112">
          <text:insertion>
            <office:change-info>
              <dc:creator>Bob Jacobsen</dc:creator>
              <dc:date>2013-01-31T07:56:00</dc:date>
            </office:change-info>
          </text:insertion>
        </text:changed-region>
        <text:changed-region xml:id="ct528431488" text:id="ct528431488">
          <text:insertion>
            <office:change-info>
              <dc:creator>Bob Jacobsen</dc:creator>
              <dc:date>2013-01-31T07:56:00</dc:date>
            </office:change-info>
          </text:insertion>
        </text:changed-region>
        <text:changed-region xml:id="ct528432512" text:id="ct528432512">
          <text:insertion>
            <office:change-info>
              <dc:creator>Bob Jacobsen</dc:creator>
              <dc:date>2013-01-31T07:56:00</dc:date>
            </office:change-info>
          </text:insertion>
        </text:changed-region>
        <text:changed-region xml:id="ct528432640" text:id="ct528432640">
          <text:insertion>
            <office:change-info>
              <dc:creator>Bob Jacobsen</dc:creator>
              <dc:date>2013-01-31T07:56:00</dc:date>
            </office:change-info>
          </text:insertion>
        </text:changed-region>
        <text:changed-region xml:id="ct528432800" text:id="ct528432800">
          <text:insertion>
            <office:change-info>
              <dc:creator>Bob Jacobsen</dc:creator>
              <dc:date>2013-01-31T07:56:00</dc:date>
            </office:change-info>
          </text:insertion>
        </text:changed-region>
        <text:changed-region xml:id="ct528432960" text:id="ct528432960">
          <text:insertion>
            <office:change-info>
              <dc:creator>Bob Jacobsen</dc:creator>
              <dc:date>2013-01-31T07:56:00</dc:date>
            </office:change-info>
          </text:insertion>
        </text:changed-region>
        <text:changed-region xml:id="ct528433120" text:id="ct528433120">
          <text:insertion>
            <office:change-info>
              <dc:creator>Bob Jacobsen</dc:creator>
              <dc:date>2013-01-31T07:56:00</dc:date>
            </office:change-info>
          </text:insertion>
        </text:changed-region>
        <text:changed-region xml:id="ct528433248" text:id="ct528433248">
          <text:insertion>
            <office:change-info>
              <dc:creator>Bob Jacobsen</dc:creator>
              <dc:date>2013-01-31T07:56:00</dc:date>
            </office:change-info>
          </text:insertion>
        </text:changed-region>
        <text:changed-region xml:id="ct528433424" text:id="ct528433424">
          <text:insertion>
            <office:change-info>
              <dc:creator>Bob Jacobsen</dc:creator>
              <dc:date>2013-01-31T07:56:00</dc:date>
            </office:change-info>
          </text:insertion>
        </text:changed-region>
        <text:changed-region xml:id="ct528431216" text:id="ct528431216">
          <text:insertion>
            <office:change-info>
              <dc:creator>Bob Jacobsen</dc:creator>
              <dc:date>2013-01-31T07:56:00</dc:date>
            </office:change-info>
          </text:insertion>
        </text:changed-region>
        <text:changed-region xml:id="ct527830928" text:id="ct527830928">
          <text:insertion>
            <office:change-info>
              <dc:creator>Bob Jacobsen</dc:creator>
              <dc:date>2013-01-31T07:56:00</dc:date>
            </office:change-info>
          </text:insertion>
        </text:changed-region>
        <text:changed-region xml:id="ct528433520" text:id="ct528433520">
          <text:insertion>
            <office:change-info>
              <dc:creator>Bob Jacobsen</dc:creator>
              <dc:date>2013-01-31T07:56:00</dc:date>
            </office:change-info>
          </text:insertion>
        </text:changed-region>
        <text:changed-region xml:id="ct528433904" text:id="ct528433904">
          <text:insertion>
            <office:change-info>
              <dc:creator>Bob Jacobsen</dc:creator>
              <dc:date>2013-01-31T07:56:00</dc:date>
            </office:change-info>
          </text:insertion>
        </text:changed-region>
        <text:changed-region xml:id="ct528432240" text:id="ct528432240">
          <text:insertion>
            <office:change-info>
              <dc:creator>Bob Jacobsen</dc:creator>
              <dc:date>2013-01-31T07:56:00</dc:date>
            </office:change-info>
          </text:insertion>
        </text:changed-region>
        <text:changed-region xml:id="ct528434064" text:id="ct528434064">
          <text:insertion>
            <office:change-info>
              <dc:creator>Bob Jacobsen</dc:creator>
              <dc:date>2013-01-31T07:56:00</dc:date>
            </office:change-info>
          </text:insertion>
        </text:changed-region>
        <text:changed-region xml:id="ct528432416" text:id="ct528432416">
          <text:insertion>
            <office:change-info>
              <dc:creator>Bob Jacobsen</dc:creator>
              <dc:date>2013-01-31T07:56:00</dc:date>
            </office:change-info>
          </text:insertion>
        </text:changed-region>
        <text:changed-region xml:id="ct527831024" text:id="ct527831024">
          <text:insertion>
            <office:change-info>
              <dc:creator>Bob Jacobsen</dc:creator>
              <dc:date>2013-01-31T07:56:00</dc:date>
            </office:change-info>
          </text:insertion>
        </text:changed-region>
        <text:changed-region xml:id="ct527831120" text:id="ct527831120">
          <text:insertion>
            <office:change-info>
              <dc:creator>Bob Jacobsen</dc:creator>
              <dc:date>2013-01-31T07:56:00</dc:date>
            </office:change-info>
          </text:insertion>
        </text:changed-region>
        <text:changed-region xml:id="ct528434384" text:id="ct528434384">
          <text:insertion>
            <office:change-info>
              <dc:creator>Bob Jacobsen</dc:creator>
              <dc:date>2013-01-31T07:56:00</dc:date>
            </office:change-info>
          </text:insertion>
        </text:changed-region>
        <text:changed-region xml:id="ct528434512" text:id="ct528434512">
          <text:insertion>
            <office:change-info>
              <dc:creator>Bob Jacobsen</dc:creator>
              <dc:date>2013-01-31T07:56:00</dc:date>
            </office:change-info>
          </text:insertion>
        </text:changed-region>
        <text:changed-region xml:id="ct523421408" text:id="ct523421408">
          <text:insertion>
            <office:change-info>
              <dc:creator>Bob Jacobsen</dc:creator>
              <dc:date>2013-01-31T07:56:00</dc:date>
            </office:change-info>
          </text:insertion>
        </text:changed-region>
        <text:changed-region xml:id="ct528434784" text:id="ct528434784">
          <text:insertion>
            <office:change-info>
              <dc:creator>Bob Jacobsen</dc:creator>
              <dc:date>2013-01-31T07:56:00</dc:date>
            </office:change-info>
          </text:insertion>
        </text:changed-region>
        <text:changed-region xml:id="ct523421504" text:id="ct523421504">
          <text:insertion>
            <office:change-info>
              <dc:creator>Bob Jacobsen</dc:creator>
              <dc:date>2013-01-31T07:56:00</dc:date>
            </office:change-info>
          </text:insertion>
        </text:changed-region>
        <text:changed-region xml:id="ct528434960" text:id="ct528434960">
          <text:insertion>
            <office:change-info>
              <dc:creator>Bob Jacobsen</dc:creator>
              <dc:date>2013-01-31T07:56:00</dc:date>
            </office:change-info>
          </text:insertion>
        </text:changed-region>
        <text:changed-region xml:id="ct523421600" text:id="ct523421600">
          <text:insertion>
            <office:change-info>
              <dc:creator>Bob Jacobsen</dc:creator>
              <dc:date>2013-01-31T07:56:00</dc:date>
            </office:change-info>
          </text:insertion>
        </text:changed-region>
        <text:changed-region xml:id="ct523421696" text:id="ct523421696">
          <text:insertion>
            <office:change-info>
              <dc:creator>Bob Jacobsen</dc:creator>
              <dc:date>2013-01-31T07:56:00</dc:date>
            </office:change-info>
          </text:insertion>
        </text:changed-region>
        <text:changed-region xml:id="ct528435200" text:id="ct528435200">
          <text:insertion>
            <office:change-info>
              <dc:creator>Bob Jacobsen</dc:creator>
              <dc:date>2013-01-31T07:56:00</dc:date>
            </office:change-info>
          </text:insertion>
        </text:changed-region>
        <text:changed-region xml:id="ct528435296" text:id="ct528435296">
          <text:insertion>
            <office:change-info>
              <dc:creator>Bob Jacobsen</dc:creator>
              <dc:date>2013-04-12T21:40:00</dc:date>
            </office:change-info>
          </text:insertion>
        </text:changed-region>
        <text:changed-region xml:id="ct528435456" text:id="ct528435456">
          <text:insertion>
            <office:change-info>
              <dc:creator>Bob Jacobsen</dc:creator>
              <dc:date>2013-01-31T07:56:00</dc:date>
            </office:change-info>
          </text:insertion>
        </text:changed-region>
        <text:changed-region xml:id="ct523422208" text:id="ct523422208">
          <text:insertion>
            <office:change-info>
              <dc:creator>Bob Jacobsen</dc:creator>
              <dc:date>2013-04-12T21:40:00</dc:date>
            </office:change-info>
          </text:insertion>
        </text:changed-region>
        <text:changed-region xml:id="ct528435632" text:id="ct528435632">
          <text:insertion>
            <office:change-info>
              <dc:creator>Bob Jacobsen</dc:creator>
              <dc:date>2013-04-12T21:39:00</dc:date>
            </office:change-info>
          </text:insertion>
        </text:changed-region>
        <text:changed-region xml:id="ct523422304" text:id="ct523422304">
          <text:insertion>
            <office:change-info>
              <dc:creator>Bob Jacobsen</dc:creator>
              <dc:date>2013-04-12T21:40:00</dc:date>
            </office:change-info>
          </text:insertion>
        </text:changed-region>
        <text:changed-region xml:id="ct528435792" text:id="ct528435792">
          <text:insertion>
            <office:change-info>
              <dc:creator>Bob Jacobsen</dc:creator>
              <dc:date>2013-04-12T21:39:00</dc:date>
            </office:change-info>
          </text:insertion>
        </text:changed-region>
        <text:changed-region xml:id="ct528435920" text:id="ct528435920">
          <text:insertion>
            <office:change-info>
              <dc:creator>Bob Jacobsen</dc:creator>
              <dc:date>2013-04-12T21:40:00</dc:date>
            </office:change-info>
          </text:insertion>
        </text:changed-region>
        <text:changed-region xml:id="ct523421904" text:id="ct523421904">
          <text:insertion>
            <office:change-info>
              <dc:creator>Bob Jacobsen</dc:creator>
              <dc:date>2013-01-31T07:56:00</dc:date>
            </office:change-info>
          </text:insertion>
        </text:changed-region>
        <text:changed-region xml:id="ct523422704" text:id="ct523422704">
          <text:insertion>
            <office:change-info>
              <dc:creator>Bob Jacobsen</dc:creator>
              <dc:date>2013-01-31T07:56:00</dc:date>
            </office:change-info>
          </text:insertion>
        </text:changed-region>
        <text:changed-region xml:id="ct523422800" text:id="ct523422800">
          <text:insertion>
            <office:change-info>
              <dc:creator>Bob Jacobsen</dc:creator>
              <dc:date>2013-01-31T07:56:00</dc:date>
            </office:change-info>
          </text:insertion>
        </text:changed-region>
        <text:changed-region xml:id="ct523422080" text:id="ct523422080">
          <text:insertion>
            <office:change-info>
              <dc:creator>Bob Jacobsen</dc:creator>
              <dc:date>2013-01-31T07:56:00</dc:date>
            </office:change-info>
          </text:insertion>
        </text:changed-region>
        <text:changed-region xml:id="ct523422896" text:id="ct523422896">
          <text:insertion>
            <office:change-info>
              <dc:creator>Bob Jacobsen</dc:creator>
              <dc:date>2013-01-31T07:56:00</dc:date>
            </office:change-info>
          </text:insertion>
        </text:changed-region>
        <text:changed-region xml:id="ct523423248" text:id="ct523423248">
          <text:insertion>
            <office:change-info>
              <dc:creator>Bob Jacobsen</dc:creator>
              <dc:date>2013-01-31T07:56:00</dc:date>
            </office:change-info>
          </text:insertion>
        </text:changed-region>
        <text:changed-region xml:id="ct523423104" text:id="ct523423104">
          <text:insertion>
            <office:change-info>
              <dc:creator>Bob Jacobsen</dc:creator>
              <dc:date>2013-01-31T07:56:00</dc:date>
            </office:change-info>
          </text:insertion>
        </text:changed-region>
        <text:changed-region xml:id="ct527668624" text:id="ct527668624">
          <text:insertion>
            <office:change-info>
              <dc:creator>Bob Jacobsen</dc:creator>
              <dc:date>2013-01-31T07:56:00</dc:date>
            </office:change-info>
          </text:insertion>
        </text:changed-region>
        <text:changed-region xml:id="ct527668720" text:id="ct527668720">
          <text:insertion>
            <office:change-info>
              <dc:creator>Bob Jacobsen</dc:creator>
              <dc:date>2013-01-31T07:56:00</dc:date>
            </office:change-info>
          </text:insertion>
        </text:changed-region>
        <text:changed-region xml:id="ct527668992" text:id="ct527668992">
          <text:insertion>
            <office:change-info>
              <dc:creator>Bob Jacobsen</dc:creator>
              <dc:date>2013-01-31T07:56:00</dc:date>
            </office:change-info>
          </text:insertion>
        </text:changed-region>
        <text:changed-region xml:id="ct528436944" text:id="ct528436944">
          <text:insertion>
            <office:change-info>
              <dc:creator>Bob Jacobsen</dc:creator>
              <dc:date>2013-01-31T07:56:00</dc:date>
            </office:change-info>
          </text:insertion>
        </text:changed-region>
        <text:changed-region xml:id="ct523422400" text:id="ct523422400">
          <text:insertion>
            <office:change-info>
              <dc:creator>Bob Jacobsen</dc:creator>
              <dc:date>2013-01-31T07:56:00</dc:date>
            </office:change-info>
          </text:insertion>
        </text:changed-region>
        <text:changed-region xml:id="ct523422496" text:id="ct523422496">
          <text:insertion>
            <office:change-info>
              <dc:creator>Bob Jacobsen</dc:creator>
              <dc:date>2013-01-31T07:56:00</dc:date>
            </office:change-info>
          </text:insertion>
        </text:changed-region>
        <text:changed-region xml:id="ct528426128" text:id="ct528426128">
          <text:insertion>
            <office:change-info>
              <dc:creator>Bob Jacobsen</dc:creator>
              <dc:date>2013-01-31T07:56:00</dc:date>
            </office:change-info>
          </text:insertion>
        </text:changed-region>
        <text:changed-region xml:id="ct527745232" text:id="ct527745232">
          <text:insertion>
            <office:change-info>
              <dc:creator>Bob Jacobsen</dc:creator>
              <dc:date>2013-01-31T07:58:00</dc:date>
            </office:change-info>
          </text:insertion>
        </text:changed-region>
        <text:changed-region xml:id="ct269845424" text:id="ct269845424">
          <text:insertion>
            <office:change-info>
              <dc:creator>Bob Jacobsen</dc:creator>
              <dc:date>2013-04-13T19:43:00</dc:date>
            </office:change-info>
          </text:insertion>
        </text:changed-region>
        <text:changed-region xml:id="ct527715664" text:id="ct527715664">
          <text:deletion>
            <office:change-info>
              <dc:creator>Bob Jacobsen</dc:creator>
              <dc:date>2012-09-02T13:15:00</dc:date>
            </office:change-info>
            <text:p text:style-name="Standard">t</text:p>
          </text:deletion>
        </text:changed-region>
        <text:changed-region xml:id="ct836076912" text:id="ct836076912">
          <text:insertion>
            <office:change-info>
              <dc:creator>Bob Jacobsen</dc:creator>
              <dc:date>2013-04-13T19:44:00</dc:date>
            </office:change-info>
          </text:insertion>
        </text:changed-region>
        <text:changed-region xml:id="ct527715200" text:id="ct527715200">
          <text:insertion>
            <office:change-info>
              <dc:creator>Bob Jacobsen</dc:creator>
              <dc:date>2012-09-02T13:13:00</dc:date>
            </office:change-info>
          </text:insertion>
        </text:changed-region>
        <text:changed-region xml:id="ct527715072" text:id="ct527715072">
          <text:insertion>
            <office:change-info>
              <dc:creator>Bob Jacobsen</dc:creator>
              <dc:date>2012-09-02T13:14:00</dc:date>
            </office:change-info>
          </text:insertion>
        </text:changed-region>
        <text:changed-region xml:id="ct523886496" text:id="ct523886496">
          <text:insertion>
            <office:change-info>
              <dc:creator>Bob Jacobsen</dc:creator>
              <dc:date>2012-09-02T13:15:00</dc:date>
            </office:change-info>
          </text:insertion>
        </text:changed-region>
        <text:changed-region xml:id="ct528437648" text:id="ct528437648">
          <text:insertion>
            <office:change-info>
              <dc:creator>Bob Jacobsen</dc:creator>
              <dc:date>2012-09-02T13:16:00</dc:date>
            </office:change-info>
          </text:insertion>
        </text:changed-region>
        <text:changed-region xml:id="ct527715760" text:id="ct527715760">
          <text:insertion>
            <office:change-info>
              <dc:creator>Bob Jacobsen</dc:creator>
              <dc:date>2013-01-31T1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7361884397292056624" text:style-name="L1">
        <text:list-item>
          <text:p text:style-name="P20">Don't assume that the information actually has to be stored that way, as linear memory. <text:s/>The node can remap the information that's being read or written into whatever internal organization it needs.</text:p>
        </text:list-item>
        <text:list-item>
          <text:p text:style-name="P20">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0">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491795792"/>For more information on format and presentation, see: </text:p>
      <text:list xml:id="list3265991584336966586" text:style-name="L5">
        <text:list-item>
          <text:p text:style-name="P24"><text:change-end text:change-id="ct491795792"/><text:change text:change-id="ct76748704"/><text:change-start text:change-id="ct528179760"/>OpenLCB Common Information Technical Note<text:change-end text:change-id="ct528179760"/></text:p>
        </text:list-item>
      </text:list>
      <text:h text:style-name="Heading_20_2" text:outline-level="2">Protocol<text:change-start text:change-id="ct491458400"/></text:h>
      <text:p text:style-name="Standard"><text:change-end text:change-id="ct491458400"/></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894898592"/></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894898592"/></text:p>
      <text:h text:style-name="Heading_20_3" text:outline-level="3">Message Formats<text:change-start text:change-id="ct528453488"/></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change-end text:change-id="ct528453488"/></text:p>
      <text:h text:style-name="Heading_20_3" text:outline-level="3">Operations</text:h>
      <text:h text:style-name="Heading_20_4" text:outline-level="4">Read, Read-Repl<text:change text:change-id="ct528456560"/><text:change-start text:change-id="ct528457152"/>y</text:h>
      <text:p text:style-name="Standard">The figure shows a typical read operation. The Read Command is carried to the device being configured by a datagram, the read operation takes place, and the results are returned in another datagram. <text:s/></text:p>
      <text:p text:style-name="Standard"><draw:frame draw:style-name="fr1" draw:name="graphics2" text:anchor-type="paragraph" svg:width="5.5047in" svg:height="6.6972in" draw:z-index="17"><draw:image xlink:href="../mscgen/MemConfReadOK.png" xlink:type="simple" xlink:show="embed" xlink:actuate="onLoad"/></draw:frame><text:soft-page-break/></text:p>
      <text:h text:style-name="Heading_20_4" text:outline-level="4">Write, Write-Reply<text:change-end text:change-id="ct528457152"/><text:change-start text:change-id="ct528455984"/></text:h>
      <text:p text:style-name="Standard"><text:change-end text:change-id="ct528455984"/><text:change-start text:change-id="ct528417808"/></text:p>
      <text:p text:style-name="Caption"><draw:frame draw:style-name="fr2" draw:name="graphics3" text:anchor-type="paragraph" svg:width="5.5047in" svg:height="3.7618in" draw:z-index="18"><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528417808"/><text:change-start text:change-id="ct528462816"/></text:p>
      <text:p text:style-name="Caption"><draw:frame draw:style-name="fr2" draw:name="graphics4" text:anchor-type="paragraph" svg:width="5.5047in" svg:height="6.6972in" draw:z-index="19"><draw:image xlink:href="../mscgen/MemConfWriteReply.png" xlink:type="simple" xlink:show="embed" xlink:actuate="onLoad"/></draw:frame><text:change-end text:change-id="ct528462816"/><text:change-start text:change-id="ct492575456"/><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492575456"/></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528458304"/></text:p>
      <text:h text:style-name="Heading_20_1" text:outline-level="1"><text:change-end text:change-id="ct528458304"/><text:change text:change-id="ct528461296"/><text:change-start text:change-id="ct527679792"/>General</text:h>
      <text:h text:style-name="Heading_20_2" text:outline-level="2">Message Structure</text:h>
      <text:p text:style-name="Standard">This section is about helping implementors see how to decode the message format. It's not normative; if this section differs from the Standard, the Standard rules.</text:p>
      <text:p text:style-name="Standard">Byte 1 has a number of decodable fields. <text:s/>The top two bits of byte 1 separate the basic types:</text:p>
      <text:list xml:id="list516093817800467494" text:style-name="L2">
        <text:list-item>
          <text:p text:style-name="P21">0b00 <text:change-end text:change-id="ct527679792"/><text:change-start text:change-id="ct527679888"/>–<text:change-end text:change-id="ct527679888"/><text:change-start text:change-id="ct527680688"/> Write operations</text:p>
        </text:list-item>
        <text:list-item>
          <text:p text:style-name="P21">0b01 <text:change-end text:change-id="ct527680688"/><text:change-start text:change-id="ct527679344"/>–<text:change-end text:change-id="ct527679344"/><text:change-start text:change-id="ct527938112"/> Read operations</text:p>
        </text:list-item>
        <text:list-item>
          <text:p text:style-name="P21">0b10 <text:change-end text:change-id="ct527938112"/><text:change-start text:change-id="ct527938208"/>–<text:change-end text:change-id="ct527938208"/><text:change-start text:change-id="ct527936736"/> Control operations</text:p>
        </text:list-item>
        <text:list-item>
          <text:p text:style-name="P21">0b11 <text:change-end text:change-id="ct527936736"/><text:change-start text:change-id="ct528423104"/>–<text:change-end text:change-id="ct528423104"/><text:change-start text:change-id="ct528464544"/> Not used / reserved</text:p>
        </text:list-item>
      </text:list>
      <text:p text:style-name="Standard"><text:change-end text:change-id="ct528464544"/></text:p>
      <table:table table:name="WriteCommands" table:style-name="WriteCommands">
        <table:table-column table:style-name="WriteCommands.A"/>
        <table:table-column table:style-name="WriteCommands.B"/>
        <table:table-column table:style-name="WriteCommands.C" table:number-columns-repeated="3"/>
        <table:table-column table:style-name="WriteCommands.F"/>
        <table:table-header-rows>
          <text:soft-page-break/>
          <table:table-row>
            <table:table-cell table:style-name="WriteCommands.A1" office:value-type="string">
              <text:p text:style-name="P19"/>
            </table:table-cell>
            <table:table-cell table:style-name="WriteCommands.A1" office:value-type="string">
              <text:p text:style-name="P19"/>
            </table:table-cell>
            <table:table-cell table:style-name="WriteCommands.A1" office:value-type="string">
              <text:p text:style-name="P19"><text:change-start text:change-id="ct528102016"/>Write<text:change-end text:change-id="ct528102016"/></text:p>
            </table:table-cell>
            <table:table-cell table:style-name="WriteCommands.A1" office:value-type="string">
              <text:p text:style-name="P19"><text:change-start text:change-id="ct528101472"/>Write Under Mask<text:change-end text:change-id="ct528101472"/></text:p>
            </table:table-cell>
            <table:table-cell table:style-name="WriteCommands.A1" office:value-type="string">
              <text:p text:style-name="P19"><text:change-start text:change-id="ct528101568"/>Write Stream<text:change-end text:change-id="ct528101568"/></text:p>
            </table:table-cell>
            <table:table-cell table:style-name="WriteCommands.F1" office:value-type="string">
              <text:p text:style-name="P19"><text:change-start text:change-id="ct528101664"/>Write Reply<text:change-end text:change-id="ct528101664"/></text:p>
            </table:table-cell>
          </table:table-row>
        </table:table-header-rows>
        <table:table-row>
          <table:table-cell table:style-name="WriteCommands.A2" table:number-columns-spanned="2" office:value-type="string">
            <text:p text:style-name="P15"><text:change-start text:change-id="ct523325584"/>Datagram Type Byte<text:change-end text:change-id="ct523325584"/></text:p>
          </table:table-cell>
          <table:covered-table-cell/>
          <table:table-cell table:style-name="WriteCommands.A2" office:value-type="string">
            <text:p text:style-name="P16"><text:change-start text:change-id="ct523325712"/>0x20<text:change-end text:change-id="ct523325712"/></text:p>
          </table:table-cell>
          <table:table-cell table:style-name="WriteCommands.A2" office:value-type="string">
            <text:p text:style-name="P16"><text:change-start text:change-id="ct523325808"/>0x20<text:change-end text:change-id="ct523325808"/></text:p>
          </table:table-cell>
          <table:table-cell table:style-name="WriteCommands.A2" office:value-type="string">
            <text:p text:style-name="P16"><text:change-start text:change-id="ct523435344"/>0x20<text:change-end text:change-id="ct523435344"/></text:p>
          </table:table-cell>
          <table:table-cell table:style-name="WriteCommands.F2" office:value-type="string">
            <text:p text:style-name="P16"><text:change-start text:change-id="ct528102112"/>0x20<text:change-end text:change-id="ct528102112"/></text:p>
          </table:table-cell>
        </table:table-row>
        <table:table-row>
          <table:table-cell table:style-name="WriteCommands.A2" table:number-rows-spanned="8" office:value-type="string">
            <text:p text:style-name="P15"><text:change-start text:change-id="ct523419824"/>Command Byte (Upper is MSB, lower is LSB)<text:change-end text:change-id="ct523419824"/></text:p>
          </table:table-cell>
          <table:table-cell table:style-name="WriteCommands.A2" office:value-type="string">
            <text:p text:style-name="P15"><text:change-start text:change-id="ct523419920"/>Command Type <text:line-break/>(2 bits)<text:change-end text:change-id="ct523419920"/></text:p>
          </table:table-cell>
          <table:table-cell table:style-name="WriteCommands.A2" office:value-type="string">
            <text:p text:style-name="P16"><text:change-start text:change-id="ct523420016"/>0b00<text:change-end text:change-id="ct523420016"/></text:p>
          </table:table-cell>
          <table:table-cell table:style-name="WriteCommands.A2" office:value-type="string">
            <text:p text:style-name="P16"><text:change-start text:change-id="ct523420112"/>0b00<text:change-end text:change-id="ct523420112"/></text:p>
          </table:table-cell>
          <table:table-cell table:style-name="WriteCommands.A2" office:value-type="string">
            <text:p text:style-name="P16"><text:change-start text:change-id="ct528426368"/>0b00<text:change-end text:change-id="ct528426368"/></text:p>
          </table:table-cell>
          <table:table-cell table:style-name="WriteCommands.F2" office:value-type="string">
            <text:p text:style-name="P16"><text:change-start text:change-id="ct528426496"/>0b0<text:change-end text:change-id="ct528426496"/><text:change-start text:change-id="ct528426624"/>0<text:change-end text:change-id="ct528426624"/></text:p>
          </table:table-cell>
        </table:table-row>
        <table:table-row>
          <table:covered-table-cell/>
          <table:table-cell table:style-name="WriteCommands.A2" office:value-type="string">
            <text:p text:style-name="P11"><text:change-start text:change-id="ct528426784"/>Stream/Datagram (1 bit)<text:change-end text:change-id="ct528426784"/></text:p>
          </table:table-cell>
          <table:table-cell table:style-name="WriteCommands.A2" office:value-type="string">
            <text:p text:style-name="P16"><text:change-start text:change-id="ct523435040"/>0b0<text:change-end text:change-id="ct523435040"/></text:p>
          </table:table-cell>
          <table:table-cell table:style-name="WriteCommands.A2" office:value-type="string">
            <text:p text:style-name="P16"><text:change-start text:change-id="ct523420512"/>0b0<text:change-end text:change-id="ct523420512"/></text:p>
          </table:table-cell>
          <table:table-cell table:style-name="WriteCommands.A2" office:value-type="string">
            <text:p text:style-name="P16"><text:change-start text:change-id="ct523420208"/>0b1<text:change-end text:change-id="ct523420208"/></text:p>
          </table:table-cell>
          <table:table-cell table:style-name="WriteCommands.F2" office:value-type="string">
            <text:p text:style-name="P16"><text:change-start text:change-id="ct528427104"/>0b0<text:change-end text:change-id="ct528427104"/></text:p>
          </table:table-cell>
        </table:table-row>
        <table:table-row>
          <table:covered-table-cell/>
          <table:table-cell table:style-name="WriteCommands.A2" office:value-type="string">
            <text:p text:style-name="P11"><text:change-start text:change-id="ct528427232"/>Reply<text:change-end text:change-id="ct528427232"/><text:change-start text:change-id="ct528427360"/> (1 bit)<text:change-end text:change-id="ct528427360"/></text:p>
          </table:table-cell>
          <table:table-cell table:style-name="WriteCommands.A2" office:value-type="string">
            <text:p text:style-name="P16"><text:change-start text:change-id="ct528427520"/>0b0<text:change-end text:change-id="ct528427520"/></text:p>
          </table:table-cell>
          <table:table-cell table:style-name="WriteCommands.A2" office:value-type="string">
            <text:p text:style-name="P16"><text:change-start text:change-id="ct523420912"/>0b0<text:change-end text:change-id="ct523420912"/></text:p>
          </table:table-cell>
          <table:table-cell table:style-name="WriteCommands.A2" office:value-type="string">
            <text:p text:style-name="P16"><text:change-start text:change-id="ct523420608"/>0b0<text:change-end text:change-id="ct523420608"/></text:p>
          </table:table-cell>
          <table:table-cell table:style-name="WriteCommands.F2" office:value-type="string">
            <text:p text:style-name="P16"><text:change-start text:change-id="ct528427856"/>0b<text:change-end text:change-id="ct528427856"/><text:change-start text:change-id="ct523420704"/>1<text:change-end text:change-id="ct523420704"/></text:p>
          </table:table-cell>
        </table:table-row>
        <table:table-row>
          <table:covered-table-cell/>
          <table:table-cell table:style-name="WriteCommands.A2" office:value-type="string">
            <text:p text:style-name="P15"><text:change-start text:change-id="ct528427952"/>Under Mask <text:line-break/>(1 bit)<text:change-end text:change-id="ct528427952"/></text:p>
          </table:table-cell>
          <table:table-cell table:style-name="WriteCommands.A2" office:value-type="string">
            <text:p text:style-name="P16"><text:change-start text:change-id="ct528428112"/>0b0<text:change-end text:change-id="ct528428112"/></text:p>
          </table:table-cell>
          <table:table-cell table:style-name="WriteCommands.A2" office:value-type="string">
            <text:p text:style-name="P16"><text:change-start text:change-id="ct523421312"/>0b1<text:change-end text:change-id="ct523421312"/></text:p>
          </table:table-cell>
          <table:table-cell table:style-name="WriteCommands.A2" office:value-type="string">
            <text:p text:style-name="P16"><text:change-start text:change-id="ct528428320"/>0b0<text:change-end text:change-id="ct528428320"/></text:p>
          </table:table-cell>
          <table:table-cell table:style-name="WriteCommands.F2" office:value-type="string">
            <text:p text:style-name="P16"/>
          </table:table-cell>
        </table:table-row>
        <table:table-row>
          <table:covered-table-cell/>
          <table:table-cell table:style-name="WriteCommands.A2" office:value-type="string">
            <text:p text:style-name="P15"><text:change-start text:change-id="ct523421008"/>Fail/OK<text:change-end text:change-id="ct523421008"/></text:p>
          </table:table-cell>
          <table:table-cell table:style-name="WriteCommands.A2" office:value-type="string">
            <text:p text:style-name="P16"/>
          </table:table-cell>
          <table:table-cell table:style-name="WriteCommands.A2" office:value-type="string">
            <text:p text:style-name="P16"/>
          </table:table-cell>
          <table:table-cell table:style-name="WriteCommands.A2" office:value-type="string">
            <text:p text:style-name="P16"/>
          </table:table-cell>
          <table:table-cell table:style-name="WriteCommands.F2" office:value-type="string">
            <text:p text:style-name="P16"><text:change-start text:change-id="ct129589824"/>0b<text:change-end text:change-id="ct129589824"/><text:change-start text:change-id="ct129215584"/>1 Fail</text:p>
            <text:p text:style-name="P16">0b0 <text:change-end text:change-id="ct129215584"/><text:change-start text:change-id="ct129215680"/>OK<text:change-end text:change-id="ct129215680"/></text:p>
          </table:table-cell>
        </table:table-row>
        <table:table-row>
          <table:covered-table-cell/>
          <table:table-cell table:style-name="WriteCommands.A2" office:value-type="string">
            <text:p text:style-name="P15"><text:change-start text:change-id="ct129215952"/>Reserved (1 bit)<text:change-end text:change-id="ct129215952"/></text:p>
          </table:table-cell>
          <table:table-cell table:style-name="WriteCommands.A2" office:value-type="string">
            <text:p text:style-name="P16"><text:change-start text:change-id="ct78704928"/>0b0<text:change-end text:change-id="ct78704928"/></text:p>
          </table:table-cell>
          <table:table-cell table:style-name="WriteCommands.A2" office:value-type="string">
            <text:p text:style-name="P16"><text:change-start text:change-id="ct78705056"/>0b0<text:change-end text:change-id="ct78705056"/></text:p>
          </table:table-cell>
          <table:table-cell table:style-name="WriteCommands.A2" office:value-type="string">
            <text:p text:style-name="P16"><text:change-start text:change-id="ct129244576"/>0b0<text:change-end text:change-id="ct129244576"/></text:p>
          </table:table-cell>
          <table:table-cell table:style-name="WriteCommands.F2" office:value-type="string">
            <text:p text:style-name="P16"><text:change-start text:change-id="ct78705456"/>0b0<text:change-end text:change-id="ct78705456"/></text:p>
          </table:table-cell>
        </table:table-row>
        <table:table-row>
          <table:covered-table-cell/>
          <table:table-cell table:style-name="WriteCommands.A2" office:value-type="string">
            <text:p text:style-name="P15"><text:change-start text:change-id="ct78705552"/>Address Space <text:line-break/>(2 bits)<text:change-end text:change-id="ct78705552"/></text:p>
          </table:table-cell>
          <table:table-cell table:style-name="WriteCommands.A2" office:value-type="string">
            <text:p text:style-name="P16"><text:change-start text:change-id="ct78705728"/>0b00-0b11<text:change-end text:change-id="ct78705728"/></text:p>
          </table:table-cell>
          <table:table-cell table:style-name="WriteCommands.A2" office:value-type="string">
            <text:p text:style-name="P16"><text:change-start text:change-id="ct78705904"/>0b00-0b11<text:change-end text:change-id="ct78705904"/></text:p>
          </table:table-cell>
          <table:table-cell table:style-name="WriteCommands.A2" office:value-type="string">
            <text:p text:style-name="P16"><text:change-start text:change-id="ct78706064"/>0b00-0b11<text:change-end text:change-id="ct78706064"/></text:p>
          </table:table-cell>
          <table:table-cell table:style-name="WriteCommands.F2" office:value-type="string">
            <text:p text:style-name="P16"><text:change-start text:change-id="ct78705152"/>0b00-0b11<text:change-end text:change-id="ct78705152"/></text:p>
          </table:table-cell>
        </table:table-row>
        <table:table-row>
          <table:covered-table-cell/>
          <table:table-cell table:style-name="WriteCommands.A2" office:value-type="string">
            <text:p text:style-name="P15"><text:change-start text:change-id="ct78705312"/>Full byte value<text:change-end text:change-id="ct78705312"/></text:p>
          </table:table-cell>
          <table:table-cell table:style-name="WriteCommands.A2" office:value-type="string">
            <text:p text:style-name="P16"><text:change-start text:change-id="ct129236848"/>0x00-0x03<text:change-end text:change-id="ct129236848"/></text:p>
          </table:table-cell>
          <table:table-cell table:style-name="WriteCommands.A2" office:value-type="string">
            <text:p text:style-name="P16"><text:change-start text:change-id="ct129237008"/>0x18-0x1B<text:change-end text:change-id="ct129237008"/></text:p>
          </table:table-cell>
          <table:table-cell table:style-name="WriteCommands.A2" office:value-type="string">
            <text:p text:style-name="P16"><text:change-start text:change-id="ct129236512"/>0x20-0x23<text:change-end text:change-id="ct129236512"/></text:p>
          </table:table-cell>
          <table:table-cell table:style-name="WriteCommands.F2" office:value-type="string">
            <text:p text:style-name="P16"><text:change-start text:change-id="ct129236640"/>0x18 – 0x1B Fail</text:p>
            <text:p text:style-name="P16"><text:change-end text:change-id="ct129236640"/><text:change-start text:change-id="ct129198416"/>0x10 – 0x13<text:change-end text:change-id="ct129198416"/><text:change-start text:change-id="ct129198544"/> OK<text:change-end text:change-id="ct129198544"/></text:p>
          </table:table-cell>
        </table:table-row>
        <table:table-row>
          <table:table-cell table:style-name="WriteCommands.A2" table:number-columns-spanned="2" office:value-type="string">
            <text:p text:style-name="P15"><text:change-start text:change-id="ct78755104"/>4 bytes<text:change-end text:change-id="ct78755104"/></text:p>
          </table:table-cell>
          <table:covered-table-cell/>
          <table:table-cell table:style-name="WriteCommands.A2" office:value-type="string">
            <text:p text:style-name="P16"><text:change-start text:change-id="ct78755280"/>Address<text:change-end text:change-id="ct78755280"/></text:p>
          </table:table-cell>
          <table:table-cell table:style-name="WriteCommands.A2" office:value-type="string">
            <text:p text:style-name="P16"><text:change-start text:change-id="ct78754960"/>Address<text:change-end text:change-id="ct78754960"/></text:p>
          </table:table-cell>
          <table:table-cell table:style-name="WriteCommands.A2" office:value-type="string">
            <text:p text:style-name="P16"><text:change-start text:change-id="ct129198192"/>Address<text:change-end text:change-id="ct129198192"/></text:p>
          </table:table-cell>
          <table:table-cell table:style-name="WriteCommands.F2" office:value-type="string">
            <text:p text:style-name="P16"><text:change-start text:change-id="ct129198784"/>Address<text:change-end text:change-id="ct129198784"/></text:p>
          </table:table-cell>
        </table:table-row>
        <table:table-row>
          <table:table-cell table:style-name="WriteCommands.A2" table:number-columns-spanned="2" office:value-type="string">
            <text:p text:style-name="P15"><text:change-start text:change-id="ct129199232"/>Optional byte, present when Address Space bits above == 0b00<text:change-end text:change-id="ct129199232"/></text:p>
          </table:table-cell>
          <table:covered-table-cell/>
          <table:table-cell table:style-name="WriteCommands.A2" office:value-type="string">
            <text:p text:style-name="P16"><text:change-start text:change-id="ct129199408"/>Address Space<text:change-end text:change-id="ct129199408"/></text:p>
          </table:table-cell>
          <table:table-cell table:style-name="WriteCommands.A2" office:value-type="string">
            <text:p text:style-name="P16"><text:change-start text:change-id="ct78755552"/>Address Space<text:change-end text:change-id="ct78755552"/></text:p>
          </table:table-cell>
          <table:table-cell table:style-name="WriteCommands.A2" office:value-type="string">
            <text:p text:style-name="P16"><text:change-start text:change-id="ct129817232"/>Address Space<text:change-end text:change-id="ct129817232"/></text:p>
          </table:table-cell>
          <table:table-cell table:style-name="WriteCommands.F2" office:value-type="string">
            <text:p text:style-name="P16"><text:change-start text:change-id="ct129817392"/>Address Space<text:change-end text:change-id="ct129817392"/></text:p>
          </table:table-cell>
        </table:table-row>
        <table:table-row>
          <table:table-cell table:style-name="WriteCommands.A2" table:number-columns-spanned="2" office:value-type="string">
            <text:p text:style-name="P15"><text:change-start text:change-id="ct129817888"/>Remainder<text:change-end text:change-id="ct129817888"/></text:p>
          </table:table-cell>
          <table:covered-table-cell/>
          <table:table-cell table:style-name="WriteCommands.A2" office:value-type="string">
            <text:p text:style-name="P16"><text:change-start text:change-id="ct129818096"/>Data <text:line-break/>(1-64 bytes)<text:change-end text:change-id="ct129818096"/></text:p>
          </table:table-cell>
          <table:table-cell table:style-name="WriteCommands.A2" office:value-type="string">
            <text:p text:style-name="P16"><text:change-start text:change-id="ct129817552"/>Data and Mask <text:line-break/>(2-64 bytes)<text:change-end text:change-id="ct129817552"/></text:p>
          </table:table-cell>
          <table:table-cell table:style-name="WriteCommands.A2" office:value-type="string">
            <text:p text:style-name="P16"><text:change-start text:change-id="ct129818400"/>Stream Definition Info<text:change-end text:change-id="ct129818400"/></text:p>
          </table:table-cell>
          <table:table-cell table:style-name="WriteCommands.F2" office:value-type="string">
            <text:p text:style-name="P16"><text:change-start text:change-id="ct129839392"/>Count <text:line-break/>(1 byte, <text:line-break/>1-64)<text:change-end text:change-id="ct129839392"/></text:p>
          </table:table-cell>
        </table:table-row>
      </table:table>
      <text:p text:style-name="Standard"/>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table-cell table:style-name="Table2.A1" office:value-type="string">
              <text:p text:style-name="P19"/>
            </table:table-cell>
            <table:table-cell table:style-name="Table2.A1" office:value-type="string">
              <text:p text:style-name="P19"/>
            </table:table-cell>
            <table:table-cell table:style-name="Table2.A1" office:value-type="string">
              <text:p text:style-name="P19"><text:change-start text:change-id="ct523418976"/>Read<text:change-end text:change-id="ct523418976"/></text:p>
            </table:table-cell>
            <table:table-cell table:style-name="Table2.A1" office:value-type="string">
              <text:p text:style-name="P19"><text:change-start text:change-id="ct528425872"/>Read-Reply<text:change-end text:change-id="ct528425872"/></text:p>
            </table:table-cell>
            <table:table-cell table:style-name="Table2.E1" office:value-type="string">
              <text:p text:style-name="P19"><text:change-start text:change-id="ct528426032"/>Read Stream<text:change-end text:change-id="ct528426032"/></text:p>
            </table:table-cell>
          </table:table-row>
        </table:table-header-rows>
        <table:table-row>
          <table:table-cell table:style-name="Table2.A2" table:number-columns-spanned="2" office:value-type="string">
            <text:p text:style-name="P15"><text:change-start text:change-id="ct528428912"/>Datagram Type Byte<text:change-end text:change-id="ct528428912"/></text:p>
          </table:table-cell>
          <table:covered-table-cell/>
          <table:table-cell table:style-name="Table2.A2" office:value-type="string">
            <text:p text:style-name="P16"><text:change-start text:change-id="ct528429072"/>0x20<text:change-end text:change-id="ct528429072"/></text:p>
          </table:table-cell>
          <table:table-cell table:style-name="Table2.A2" office:value-type="string">
            <text:p text:style-name="P16"><text:change-start text:change-id="ct528100448"/>0x20<text:change-end text:change-id="ct528100448"/></text:p>
          </table:table-cell>
          <table:table-cell table:style-name="Table2.E2" office:value-type="string">
            <text:p text:style-name="P16"><text:change-start text:change-id="ct528429472"/>0x20<text:change-end text:change-id="ct528429472"/></text:p>
          </table:table-cell>
        </table:table-row>
        <table:table-row>
          <table:table-cell table:style-name="Table2.A2" table:number-rows-spanned="8" office:value-type="string">
            <text:p text:style-name="P15"><text:change-start text:change-id="ct528431760"/>Command Byte (Upper is MSB, lower is LSB)<text:change-end text:change-id="ct528431760"/></text:p>
          </table:table-cell>
          <table:table-cell table:style-name="Table2.A2" office:value-type="string">
            <text:p text:style-name="P15"><text:change-start text:change-id="ct528431936"/>Command Type <text:line-break/>(2 bits)<text:change-end text:change-id="ct528431936"/></text:p>
          </table:table-cell>
          <table:table-cell table:style-name="Table2.A2" office:value-type="string">
            <text:p text:style-name="P16"><text:change-start text:change-id="ct528432112"/>0b01<text:change-end text:change-id="ct528432112"/></text:p>
          </table:table-cell>
          <table:table-cell table:style-name="Table2.A2" office:value-type="string">
            <text:p text:style-name="P16"><text:change-start text:change-id="ct528431488"/>0b01<text:change-end text:change-id="ct528431488"/></text:p>
          </table:table-cell>
          <table:table-cell table:style-name="Table2.E2" office:value-type="string">
            <text:p text:style-name="P16"><text:change-start text:change-id="ct528432512"/>0b01<text:change-end text:change-id="ct528432512"/></text:p>
          </table:table-cell>
        </table:table-row>
        <table:table-row>
          <table:covered-table-cell/>
          <table:table-cell table:style-name="Table2.A2" office:value-type="string">
            <text:p text:style-name="P11"><text:change-start text:change-id="ct528432640"/>Stream/Datagram (1 bit)<text:change-end text:change-id="ct528432640"/></text:p>
          </table:table-cell>
          <table:table-cell table:style-name="Table2.A2" office:value-type="string">
            <text:p text:style-name="P16"><text:change-start text:change-id="ct528432800"/>0b0<text:change-end text:change-id="ct528432800"/></text:p>
          </table:table-cell>
          <table:table-cell table:style-name="Table2.A2" office:value-type="string">
            <text:p text:style-name="P16"><text:change-start text:change-id="ct528432960"/>0b0<text:change-end text:change-id="ct528432960"/></text:p>
          </table:table-cell>
          <table:table-cell table:style-name="Table2.E2" office:value-type="string">
            <text:p text:style-name="P16"><text:change-start text:change-id="ct528433120"/>0b1<text:change-end text:change-id="ct528433120"/></text:p>
          </table:table-cell>
        </table:table-row>
        <table:table-row>
          <table:covered-table-cell/>
          <table:table-cell table:style-name="Table2.A2" office:value-type="string">
            <text:p text:style-name="P11"><text:change-start text:change-id="ct528433248"/>ReadReply/Write (1 bit)<text:change-end text:change-id="ct528433248"/></text:p>
          </table:table-cell>
          <table:table-cell table:style-name="Table2.A2" office:value-type="string">
            <text:p text:style-name="P16"><text:change-start text:change-id="ct528433424"/>0b0<text:change-end text:change-id="ct528433424"/></text:p>
          </table:table-cell>
          <table:table-cell table:style-name="Table2.A2" office:value-type="string">
            <text:p text:style-name="P16"><text:change-start text:change-id="ct528431216"/>0b1<text:change-end text:change-id="ct528431216"/></text:p>
          </table:table-cell>
          <table:table-cell table:style-name="Table2.E2" office:value-type="string">
            <text:p text:style-name="P16"><text:change-start text:change-id="ct527830928"/>0b0<text:change-end text:change-id="ct527830928"/></text:p>
          </table:table-cell>
        </table:table-row>
        <table:table-row>
          <table:covered-table-cell/>
          <table:table-cell table:style-name="Table2.A2" office:value-type="string">
            <text:p text:style-name="P15"><text:change-start text:change-id="ct528433520"/>Fail/OK<text:change-end text:change-id="ct528433520"/></text:p>
          </table:table-cell>
          <table:table-cell table:style-name="Table2.A2" office:value-type="string">
            <text:p text:style-name="P16"/>
          </table:table-cell>
          <table:table-cell table:style-name="Table2.A2" office:value-type="string">
            <text:p text:style-name="P16"><text:change-start text:change-id="ct528433904"/>0b1 Fail</text:p>
            <text:p text:style-name="P16">0b0 OK<text:change-end text:change-id="ct528433904"/></text:p>
          </table:table-cell>
          <table:table-cell table:style-name="Table2.E2" office:value-type="string">
            <text:p text:style-name="P16"/>
          </table:table-cell>
        </table:table-row>
        <table:table-row>
          <table:covered-table-cell/>
          <table:table-cell table:style-name="Table2.A2" office:value-type="string">
            <text:p text:style-name="P15"><text:change-start text:change-id="ct528432240"/>Reserved (1 bit)<text:change-end text:change-id="ct528432240"/></text:p>
          </table:table-cell>
          <table:table-cell table:style-name="Table2.A2" office:value-type="string">
            <text:p text:style-name="P16"><text:change-start text:change-id="ct528434064"/>0b0<text:change-end text:change-id="ct528434064"/></text:p>
          </table:table-cell>
          <table:table-cell table:style-name="Table2.A2" office:value-type="string">
            <text:p text:style-name="P16"/>
          </table:table-cell>
          <table:table-cell table:style-name="Table2.E2" office:value-type="string">
            <text:p text:style-name="P16"><text:change-start text:change-id="ct528432416"/>0b0<text:change-end text:change-id="ct528432416"/></text:p>
          </table:table-cell>
        </table:table-row>
        <table:table-row>
          <table:covered-table-cell/>
          <table:table-cell table:style-name="Table2.A2" office:value-type="string">
            <text:p text:style-name="P15"><text:change-start text:change-id="ct527831024"/>Reserved (1 bit)<text:change-end text:change-id="ct527831024"/></text:p>
          </table:table-cell>
          <table:table-cell table:style-name="Table2.A2" office:value-type="string">
            <text:p text:style-name="P16"><text:change-start text:change-id="ct527831120"/>0b0<text:change-end text:change-id="ct527831120"/></text:p>
          </table:table-cell>
          <table:table-cell table:style-name="Table2.A2" office:value-type="string">
            <text:p text:style-name="P16"><text:change-start text:change-id="ct528434384"/>0b0<text:change-end text:change-id="ct528434384"/></text:p>
          </table:table-cell>
          <table:table-cell table:style-name="Table2.E2" office:value-type="string">
            <text:p text:style-name="P16"><text:change-start text:change-id="ct528434512"/>0b0<text:change-end text:change-id="ct528434512"/></text:p>
          </table:table-cell>
        </table:table-row>
        <table:table-row>
          <table:covered-table-cell/>
          <table:table-cell table:style-name="Table2.A2" office:value-type="string">
            <text:p text:style-name="P15"><text:change-start text:change-id="ct523421408"/>Address Space <text:line-break/>(2 bits)<text:change-end text:change-id="ct523421408"/></text:p>
          </table:table-cell>
          <table:table-cell table:style-name="Table2.A2" office:value-type="string">
            <text:p text:style-name="P16"><text:change-start text:change-id="ct528434784"/>0b00-0b11<text:change-end text:change-id="ct528434784"/></text:p>
          </table:table-cell>
          <table:table-cell table:style-name="Table2.A2" office:value-type="string">
            <text:p text:style-name="P16"><text:change-start text:change-id="ct523421504"/>0b00-0b11<text:change-end text:change-id="ct523421504"/></text:p>
          </table:table-cell>
          <table:table-cell table:style-name="Table2.E2" office:value-type="string">
            <text:p text:style-name="P16"><text:change-start text:change-id="ct528434960"/>0b00-0b11<text:change-end text:change-id="ct528434960"/></text:p>
          </table:table-cell>
        </table:table-row>
        <table:table-row>
          <table:covered-table-cell/>
          <table:table-cell table:style-name="Table2.A2" office:value-type="string">
            <text:p text:style-name="P15"><text:change-start text:change-id="ct523421600"/>Full byte value<text:change-end text:change-id="ct523421600"/></text:p>
          </table:table-cell>
          <table:table-cell table:style-name="Table2.A2" office:value-type="string">
            <text:p text:style-name="P16"><text:change-start text:change-id="ct523421696"/>0x40-0x43<text:change-end text:change-id="ct523421696"/></text:p>
          </table:table-cell>
          <table:table-cell table:style-name="Table2.A2" office:value-type="string">
            <text:p text:style-name="P16"><text:change-start text:change-id="ct528435200"/>0x58 <text:change-end text:change-id="ct528435200"/><text:change-start text:change-id="ct528435296"/>–<text:change-end text:change-id="ct528435296"/><text:change-start text:change-id="ct528435456"/> 0x5<text:change-end text:change-id="ct528435456"/><text:change-start text:change-id="ct523422208"/>B Fail<text:change-end text:change-id="ct523422208"/><text:change-start text:change-id="ct528435632"/></text:p>
            <text:p text:style-name="P16">0x50 <text:change-end text:change-id="ct528435632"/><text:change-start text:change-id="ct523422304"/>–<text:change-end text:change-id="ct523422304"/><text:change-start text:change-id="ct528435792"/> 0x53<text:change-end text:change-id="ct528435792"/><text:change-start text:change-id="ct528435920"/> OK<text:change-end text:change-id="ct528435920"/></text:p>
          </table:table-cell>
          <table:table-cell table:style-name="Table2.E2" office:value-type="string">
            <text:p text:style-name="P16"><text:change-start text:change-id="ct523421904"/>0x70-0x73<text:change-end text:change-id="ct523421904"/></text:p>
          </table:table-cell>
        </table:table-row>
        <table:table-row>
          <table:table-cell table:style-name="Table2.A2" table:number-columns-spanned="2" office:value-type="string">
            <text:p text:style-name="P15"><text:change-start text:change-id="ct523422704"/>4 bytes<text:change-end text:change-id="ct523422704"/></text:p>
          </table:table-cell>
          <table:covered-table-cell/>
          <table:table-cell table:style-name="Table2.A2" office:value-type="string">
            <text:p text:style-name="P16"><text:change-start text:change-id="ct523422800"/>Address<text:change-end text:change-id="ct523422800"/></text:p>
          </table:table-cell>
          <table:table-cell table:style-name="Table2.A2" office:value-type="string">
            <text:p text:style-name="P16"><text:change-start text:change-id="ct523422080"/>Address<text:change-end text:change-id="ct523422080"/></text:p>
          </table:table-cell>
          <table:table-cell table:style-name="Table2.E2" office:value-type="string">
            <text:p text:style-name="P16"><text:change-start text:change-id="ct523422896"/>Address<text:change-end text:change-id="ct523422896"/></text:p>
          </table:table-cell>
        </table:table-row>
        <table:table-row>
          <table:table-cell table:style-name="Table2.A2" table:number-columns-spanned="2" office:value-type="string">
            <text:p text:style-name="P15"><text:change-start text:change-id="ct523423248"/>Optional byte, present when Address Space bits above == 0b00<text:change-end text:change-id="ct523423248"/></text:p>
          </table:table-cell>
          <table:covered-table-cell/>
          <table:table-cell table:style-name="Table2.A2" office:value-type="string">
            <text:p text:style-name="P16"><text:change-start text:change-id="ct523423104"/>Address Space<text:change-end text:change-id="ct523423104"/></text:p>
          </table:table-cell>
          <table:table-cell table:style-name="Table2.A2" office:value-type="string">
            <text:p text:style-name="P16"><text:change-start text:change-id="ct527668624"/>Address Space<text:change-end text:change-id="ct527668624"/></text:p>
          </table:table-cell>
          <table:table-cell table:style-name="Table2.E2" office:value-type="string">
            <text:p text:style-name="P16"><text:change-start text:change-id="ct527668720"/>Address Space<text:change-end text:change-id="ct527668720"/></text:p>
          </table:table-cell>
        </table:table-row>
        <table:table-row>
          <table:table-cell table:style-name="Table2.A2" table:number-columns-spanned="2" office:value-type="string">
            <text:p text:style-name="P15"><text:change-start text:change-id="ct527668992"/>Remainder<text:change-end text:change-id="ct527668992"/></text:p>
          </table:table-cell>
          <table:covered-table-cell/>
          <table:table-cell table:style-name="Table2.A2" office:value-type="string">
            <text:p text:style-name="P16"><text:change-start text:change-id="ct528436944"/>Count <text:line-break/>(1 byte, <text:line-break/>1-64)<text:change-end text:change-id="ct528436944"/></text:p>
          </table:table-cell>
          <table:table-cell table:style-name="Table2.A2" office:value-type="string">
            <text:p text:style-name="P16"><text:change-start text:change-id="ct523422400"/>Data<text:line-break/>(1-64 bytes)<text:change-end text:change-id="ct523422400"/></text:p>
          </table:table-cell>
          <table:table-cell table:style-name="Table2.E2" office:value-type="string">
            <text:p text:style-name="P16"><text:change-start text:change-id="ct523422496"/>Count<text:line-break/>(4 bytes), then Stream Definition Info<text:change-end text:change-id="ct523422496"/></text:p>
          </table:table-cell>
        </table:table-row>
      </table:table>
      <text:p text:style-name="Standard"><text:change-start text:change-id="ct528426128"/></text:p>
      <text:p text:style-name="Heading"><text:change-end text:change-id="ct528426128"/><text:change-start text:change-id="ct527745232"/><text:soft-page-break/></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19"/>
            </table:table-cell>
            <table:table-cell table:style-name="RequiredCommands.A1" office:value-type="string">
              <text:p text:style-name="P19"/>
            </table:table-cell>
            <table:table-cell table:style-name="RequiredCommands.A1" office:value-type="string">
              <text:p text:style-name="P19">Get Config Options</text:p>
            </table:table-cell>
            <table:table-cell table:style-name="RequiredCommands.A1" office:value-type="string">
              <text:p text:style-name="P19">Get Config Options Reply</text:p>
            </table:table-cell>
            <table:table-cell table:style-name="RequiredCommands.A1" office:value-type="string">
              <text:p text:style-name="P19">Get Addr Space Info </text:p>
            </table:table-cell>
            <table:table-cell table:style-name="RequiredCommands.A1" office:value-type="string">
              <text:p text:style-name="P19">Get Address Space Info Reply</text:p>
            </table:table-cell>
            <table:table-cell table:style-name="RequiredCommands.G1" office:value-type="string">
              <text:p text:style-name="P19">Freeze/<text:line-break/>Unfreeze</text:p>
            </table:table-cell>
          </table:table-row>
        </table:table-header-rows>
        <table:table-row>
          <table:table-cell table:style-name="RequiredCommands.A2" table:number-columns-spanned="2" office:value-type="string">
            <text:p text:style-name="P15">Datagram Type Byte</text:p>
          </table:table-cell>
          <table:covered-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G2" office:value-type="string">
            <text:p text:style-name="P16">0x20</text:p>
          </table:table-cell>
        </table:table-row>
        <table:table-row>
          <table:table-cell table:style-name="RequiredCommands.A2" table:number-rows-spanned="7" office:value-type="string">
            <text:p text:style-name="P15">Command Byte (Upper is MSB, lower is LSB)</text:p>
          </table:table-cell>
          <table:table-cell table:style-name="RequiredCommands.A2" office:value-type="string">
            <text:p text:style-name="P15">Command Type </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G2" office:value-type="string">
            <text:p text:style-name="P16">0b10</text:p>
          </table:table-cell>
        </table:table-row>
        <table:table-row>
          <table:covered-table-cell/>
          <table:table-cell table:style-name="RequiredCommands.A2" office:value-type="string">
            <text:p text:style-name="P11">Operation Type</text:p>
          </table:table-cell>
          <table:table-cell table:style-name="RequiredCommands.A2" office:value-type="string">
            <text:p text:style-name="P16">0b0000</text:p>
          </table:table-cell>
          <table:table-cell table:style-name="RequiredCommands.A2" office:value-type="string">
            <text:p text:style-name="P16">0b0000</text:p>
          </table:table-cell>
          <table:table-cell table:style-name="RequiredCommands.A2" office:value-type="string">
            <text:p text:style-name="P16">0b0001</text:p>
          </table:table-cell>
          <table:table-cell table:style-name="RequiredCommands.A2" office:value-type="string">
            <text:p text:style-name="P16">0b0001</text:p>
          </table:table-cell>
          <table:table-cell table:style-name="RequiredCommands.G2" office:value-type="string">
            <text:p text:style-name="P16">0b1000</text:p>
          </table:table-cell>
        </table:table-row>
        <table:table-row>
          <table:covered-table-cell/>
          <table:table-cell table:style-name="RequiredCommands.A2" office:value-type="string">
            <text:p text:style-name="P11">Reply</text:p>
          </table:table-cell>
          <table:table-cell table:style-name="RequiredCommands.A2" office:value-type="string">
            <text:p text:style-name="P16">0b0</text:p>
          </table:table-cell>
          <table:table-cell table:style-name="RequiredCommands.A2" office:value-type="string">
            <text:p text:style-name="P16">0b1</text:p>
          </table:table-cell>
          <table:table-cell table:style-name="RequiredCommands.A2" office:value-type="string">
            <text:p text:style-name="P16">0b0</text:p>
          </table:table-cell>
          <table:table-cell table:style-name="RequiredCommands.A2" office:value-type="string">
            <text:p text:style-name="P16">0b1</text:p>
          </table:table-cell>
          <table:table-cell table:style-name="RequiredCommands.G2" office:value-type="string">
            <text:p text:style-name="P16"/>
          </table:table-cell>
        </table:table-row>
        <table:table-row>
          <table:covered-table-cell/>
          <table:table-cell table:style-name="RequiredCommands.A2" office:value-type="string">
            <text:p text:style-name="P15">Reserved</text:p>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G2" office:value-type="string">
            <text:p text:style-name="P16">0b0</text:p>
          </table:table-cell>
        </table:table-row>
        <table:table-row>
          <table:covered-table-cell/>
          <table:table-cell table:style-name="RequiredCommands.A2" office:value-type="string">
            <text:p text:style-name="P15">Freeze/<text:line-break/>Unfreeze </text:p>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G2" office:value-type="string">
            <text:p text:style-name="P16">Freeze 0b1<text:line-break/>Unfreeze 0b0</text:p>
          </table:table-cell>
        </table:table-row>
        <table:table-row>
          <table:covered-table-cell/>
          <table:table-cell table:style-name="RequiredCommands.A2" office:value-type="string">
            <text:p text:style-name="P15">Reserved</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G2" office:value-type="string">
            <text:p text:style-name="P16"/>
          </table:table-cell>
        </table:table-row>
        <table:table-row>
          <table:covered-table-cell/>
          <table:table-cell table:style-name="RequiredCommands.A2" office:value-type="string">
            <text:p text:style-name="P15">Byte value</text:p>
          </table:table-cell>
          <table:table-cell table:style-name="RequiredCommands.A2" office:value-type="string">
            <text:p text:style-name="P16">0x80</text:p>
          </table:table-cell>
          <table:table-cell table:style-name="RequiredCommands.A2" office:value-type="string">
            <text:p text:style-name="P16">0x82</text:p>
          </table:table-cell>
          <table:table-cell table:style-name="RequiredCommands.A2" office:value-type="string">
            <text:p text:style-name="P16">0x84</text:p>
          </table:table-cell>
          <table:table-cell table:style-name="RequiredCommands.A2" office:value-type="string">
            <text:p text:style-name="P16">0x86</text:p>
          </table:table-cell>
          <table:table-cell table:style-name="RequiredCommands.G2" office:value-type="string">
            <text:p text:style-name="P16">0xA0-0xA1</text:p>
          </table:table-cell>
        </table:table-row>
        <table:table-row>
          <table:table-cell table:style-name="RequiredCommands.A2" table:number-columns-spanned="2" office:value-type="string">
            <text:p text:style-name="P15">Byte 2</text:p>
          </table:table-cell>
          <table:covered-table-cell/>
          <table:table-cell table:style-name="RequiredCommands.A2" office:value-type="string">
            <text:p text:style-name="P16"/>
          </table:table-cell>
          <table:table-cell table:style-name="RequiredCommands.A2" table:number-rows-spanned="2" office:value-type="string">
            <text:p text:style-name="P16">Available Commands (2 bytes)</text:p>
          </table:table-cell>
          <table:table-cell table:style-name="RequiredCommands.A2" office:value-type="string">
            <text:p text:style-name="P16">Address Space </text:p>
          </table:table-cell>
          <table:table-cell table:style-name="RequiredCommands.A2" office:value-type="string">
            <text:p text:style-name="P16">Address Space </text:p>
          </table:table-cell>
          <table:table-cell table:style-name="RequiredCommands.G2" office:value-type="string">
            <text:p text:style-name="P16"/>
          </table:table-cell>
        </table:table-row>
        <table:table-row>
          <table:table-cell table:style-name="RequiredCommands.A2" table:number-columns-spanned="2" office:value-type="string">
            <text:p text:style-name="P15">Byte 3</text:p>
          </table:table-cell>
          <table:covered-table-cell/>
          <table:table-cell table:style-name="RequiredCommands.A2" office:value-type="string">
            <text:p text:style-name="P16"/>
          </table:table-cell>
          <table:covered-table-cell/>
          <table:table-cell table:style-name="RequiredCommands.A2" office:value-type="string">
            <text:p text:style-name="P16"/>
          </table:table-cell>
          <table:table-cell table:style-name="RequiredCommands.A2" table:number-rows-spanned="4" office:value-type="string">
            <text:p text:style-name="P16">Largest Address (4 bytes)</text:p>
          </table:table-cell>
          <table:table-cell table:style-name="RequiredCommands.G2" office:value-type="string">
            <text:p text:style-name="P16"/>
          </table:table-cell>
        </table:table-row>
        <table:table-row>
          <table:table-cell table:style-name="RequiredCommands.A2" table:number-columns-spanned="2" office:value-type="string">
            <text:p text:style-name="P15">Byte 4</text:p>
          </table:table-cell>
          <table:covered-table-cell/>
          <table:table-cell table:style-name="RequiredCommands.A2" office:value-type="string">
            <text:p text:style-name="P16"/>
          </table:table-cell>
          <table:table-cell table:style-name="RequiredCommands.A2" office:value-type="string">
            <text:p text:style-name="P16">Write Lengths</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columns-spanned="2" office:value-type="string">
            <text:p text:style-name="P15">Byte 5</text:p>
          </table:table-cell>
          <table:covered-table-cell/>
          <table:table-cell table:style-name="RequiredCommands.A2" office:value-type="string">
            <text:p text:style-name="P16"/>
          </table:table-cell>
          <table:table-cell table:style-name="RequiredCommands.A2" office:value-type="string">
            <text:p text:style-name="P16">Highest Address Space</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columns-spanned="2" office:value-type="string">
            <text:p text:style-name="P15">Byte 6</text:p>
          </table:table-cell>
          <table:covered-table-cell/>
          <table:table-cell table:style-name="RequiredCommands.A2" office:value-type="string">
            <text:p text:style-name="P16"/>
          </table:table-cell>
          <table:table-cell table:style-name="RequiredCommands.A2" office:value-type="string">
            <text:p text:style-name="P16">Lowest Address Space (0-1 byte)</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rows-spanned="3" table:number-columns-spanned="2" office:value-type="string">
            <text:p text:style-name="P15">Remainder</text:p>
          </table:table-cell>
          <table:covered-table-cell/>
          <table:table-cell table:style-name="RequiredCommands.A2" table:number-rows-spanned="3" office:value-type="string">
            <text:p text:style-name="P16"/>
          </table:table-cell>
          <table:table-cell table:style-name="RequiredCommands.A2" table:number-rows-spanned="3" office:value-type="string">
            <text:p text:style-name="P16">Name (0-N bytes, optional</text:p>
          </table:table-cell>
          <table:table-cell table:style-name="RequiredCommands.A2" table:number-rows-spanned="3" office:value-type="string">
            <text:p text:style-name="P16"/>
          </table:table-cell>
          <table:table-cell table:style-name="RequiredCommands.A2" office:value-type="string">
            <text:p text:style-name="P12">Requires Alignment (4 bits) Low Address Non-zero (1 bit) Read-Only (1 bit) </text:p>
          </table:table-cell>
          <table:table-cell table:style-name="RequiredCommands.G2" table:number-rows-spanned="3" office:value-type="string">
            <text:p text:style-name="P16"/>
          </table:table-cell>
        </table:table-row>
        <table:table-row>
          <table:covered-table-cell/>
          <table:covered-table-cell/>
          <table:covered-table-cell/>
          <table:covered-table-cell/>
          <table:covered-table-cell/>
          <table:table-cell table:style-name="RequiredCommands.A2" office:value-type="string">
            <text:p text:style-name="P9">{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9">{Desc } </text:p>
            <text:p text:style-name="P9">(0-N bytes)</text:p>
          </table:table-cell>
          <table:covered-table-cell/>
        </table:table-row>
      </table:table>
      <text:p text:style-name="P10"/>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19"/>
            </table:table-cell>
            <table:table-cell table:style-name="Table3.A1" office:value-type="string">
              <text:p text:style-name="P19"/>
            </table:table-cell>
            <table:table-cell table:style-name="Table3.A1" office:value-type="string">
              <text:p text:style-name="P19">Lock/<text:line-break/>Reserve</text:p>
            </table:table-cell>
            <table:table-cell table:style-name="Table3.A1" office:value-type="string">
              <text:p text:style-name="P19">Lock/<text:line-break/>Reserve Reply</text:p>
            </table:table-cell>
            <table:table-cell table:style-name="Table3.A1" office:value-type="string">
              <text:p text:style-name="P19">Get Unique ID</text:p>
            </table:table-cell>
            <table:table-cell table:style-name="Table3.A1" office:value-type="string">
              <text:p text:style-name="P19">Get Unique ID Reply</text:p>
            </table:table-cell>
            <table:table-cell table:style-name="Table3.A1" office:value-type="string">
              <text:p text:style-name="P19">Indicate</text:p>
            </table:table-cell>
            <table:table-cell table:style-name="Table3.A1" office:value-type="string">
              <text:p text:style-name="P19">Update Complete</text:p>
            </table:table-cell>
            <table:table-cell table:style-name="Table3.A1" office:value-type="string">
              <text:p text:style-name="P19">Reset/<text:line-break/>Reboot</text:p>
            </table:table-cell>
            <table:table-cell table:style-name="Table3.J1" office:value-type="string">
              <text:p text:style-name="P19">Reinit/<text:line-break/>Factory Reset</text:p>
            </table:table-cell>
          </table:table-row>
        </table:table-header-rows>
        <table:table-row>
          <table:table-cell table:style-name="Table3.A2" table:number-columns-spanned="2" office:value-type="string">
            <text:p text:style-name="P15">Datagram Type Byte</text:p>
          </table:table-cell>
          <table:covered-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J2" office:value-type="string">
            <text:p text:style-name="P16">0x20</text:p>
          </table:table-cell>
        </table:table-row>
        <table:table-row>
          <table:table-cell table:style-name="Table3.A2" table:number-rows-spanned="7" office:value-type="string">
            <text:p text:style-name="P15">Command Byte (Upper is MSB, lower is LSB)</text:p>
          </table:table-cell>
          <table:table-cell table:style-name="Table3.A2" office:value-type="string">
            <text:p text:style-name="P15">Command Type </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J2" office:value-type="string">
            <text:p text:style-name="P16">0b10</text:p>
          </table:table-cell>
        </table:table-row>
        <table:table-row>
          <table:covered-table-cell/>
          <table:table-cell table:style-name="Table3.A2" office:value-type="string">
            <text:p text:style-name="P11">Operation Type</text:p>
          </table:table-cell>
          <table:table-cell table:style-name="Table3.A2" office:value-type="string">
            <text:p text:style-name="P16">0b0010</text:p>
          </table:table-cell>
          <table:table-cell table:style-name="Table3.A2" office:value-type="string">
            <text:p text:style-name="P16">0b0010</text:p>
          </table:table-cell>
          <table:table-cell table:style-name="Table3.A2" office:value-type="string">
            <text:p text:style-name="P16">0b0011</text:p>
          </table:table-cell>
          <table:table-cell table:style-name="Table3.A2" office:value-type="string">
            <text:p text:style-name="P16">0b0011</text:p>
          </table:table-cell>
          <table:table-cell table:style-name="Table3.A2" office:value-type="string">
            <text:p text:style-name="P16">0b1001</text:p>
          </table:table-cell>
          <table:table-cell table:style-name="Table3.A2" office:value-type="string">
            <text:p text:style-name="P16">0b1010</text:p>
          </table:table-cell>
          <table:table-cell table:style-name="Table3.A2" office:value-type="string">
            <text:p text:style-name="P16">0b1010</text:p>
          </table:table-cell>
          <table:table-cell table:style-name="Table3.J2" office:value-type="string">
            <text:p text:style-name="P16">0b1010</text:p>
          </table:table-cell>
        </table:table-row>
        <table:table-row>
          <table:covered-table-cell/>
          <table:table-cell table:style-name="Table3.A2" office:value-type="string">
            <text:p text:style-name="P11">Reply</text:p>
          </table:table-cell>
          <table:table-cell table:style-name="Table3.A2" office:value-type="string">
            <text:p text:style-name="P16">0b0</text:p>
          </table:table-cell>
          <table:table-cell table:style-name="Table3.A2" office:value-type="string">
            <text:p text:style-name="P16">0b1</text:p>
          </table:table-cell>
          <table:table-cell table:style-name="Table3.A2" office:value-type="string">
            <text:p text:style-name="P16">0b0</text:p>
          </table:table-cell>
          <table:table-cell table:style-name="Table3.A2" office:value-type="string">
            <text:p text:style-name="P16">0b1</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Reserved</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Start/Stop</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Start 0b1</text:p>
            <text:p text:style-name="P16">Stop 0b0</text:p>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Sub<text:line-break/>Command</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0b00</text:p>
          </table:table-cell>
          <table:table-cell table:style-name="Table3.A2" office:value-type="string">
            <text:p text:style-name="P16">0b01</text:p>
          </table:table-cell>
          <table:table-cell table:style-name="Table3.J2" office:value-type="string">
            <text:p text:style-name="P16">0b10</text:p>
          </table:table-cell>
        </table:table-row>
        <table:table-row>
          <table:covered-table-cell/>
          <table:table-cell table:style-name="Table3.A2" office:value-type="string">
            <text:p text:style-name="P15">Byte value</text:p>
          </table:table-cell>
          <table:table-cell table:style-name="Table3.A2" office:value-type="string">
            <text:p text:style-name="P16">0x88</text:p>
          </table:table-cell>
          <table:table-cell table:style-name="Table3.A2" office:value-type="string">
            <text:p text:style-name="P16">0x8A</text:p>
          </table:table-cell>
          <table:table-cell table:style-name="Table3.A2" office:value-type="string">
            <text:p text:style-name="P16">0x8C</text:p>
          </table:table-cell>
          <table:table-cell table:style-name="Table3.A2" office:value-type="string">
            <text:p text:style-name="P16">0x8D</text:p>
          </table:table-cell>
          <table:table-cell table:style-name="Table3.A2" office:value-type="string">
            <text:p text:style-name="P16">0xA2-0xA3</text:p>
          </table:table-cell>
          <table:table-cell table:style-name="Table3.A2" office:value-type="string">
            <text:p text:style-name="P16">0xA8</text:p>
          </table:table-cell>
          <table:table-cell table:style-name="Table3.A2" office:value-type="string">
            <text:p text:style-name="P16">0xA9</text:p>
          </table:table-cell>
          <table:table-cell table:style-name="Table3.J2" office:value-type="string">
            <text:p text:style-name="P16">0xAA</text:p>
          </table:table-cell>
        </table:table-row>
        <table:table-row>
          <table:table-cell table:style-name="Table3.A2" table:number-columns-spanned="2" office:value-type="string">
            <text:p text:style-name="P15">Byte 2</text:p>
          </table:table-cell>
          <table:covered-table-cell/>
          <table:table-cell table:style-name="Table3.A2" table:number-rows-spanned="6" office:value-type="string">
            <text:p text:style-name="P17">Requesting NodeID</text:p>
          </table:table-cell>
          <table:table-cell table:style-name="Table3.A2" table:number-rows-spanned="6" office:value-type="string">
            <text:p text:style-name="P16">Locking NodeID</text:p>
          </table:table-cell>
          <table:table-cell table:style-name="Table3.A2" office:value-type="string">
            <text:p text:style-name="P13">Number to reserve (3 bits, 1-8) </text:p>
            <text:p text:style-name="P18"><text:s/></text:p>
          </table:table-cell>
          <table:table-cell table:style-name="Table3.A2" table:number-rows-spanned="7" office:value-type="string">
            <text:p text:style-name="P12">New Unique EventI D </text:p>
            <text:p text:style-name="P11">(8 bytes, 1-8 times) </text:p>
            <text:p text:style-name="P12"><text:s/></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table:number-rows-spanned="6" office:value-type="string">
            <text:p text:style-name="P16">Target NodeID</text:p>
          </table:table-cell>
        </table:table-row>
        <table:table-row>
          <table:table-cell table:style-name="Table3.A2" table:number-columns-spanned="2" office:value-type="string">
            <text:p text:style-name="P15">Byte 3</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4</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5</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6</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7</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Remainder</text:p>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
      <text:p text:style-name="P14"><text:change-end text:change-id="ct527745232"/></text:p>
      <text:h text:style-name="Heading_20_1" text:outline-level="1">Stuff to be merged into the above</text:h>
      <text:h text:style-name="Heading_20_2" text:outline-level="2">Environment of Protocol</text:h>
      <text:h text:style-name="Heading_20_3" text:outline-level="3">Requirements</text:h>
      <text:list xml:id="list6137042798428413186" text:style-name="L3">
        <text:list-item>
          <text:p text:style-name="P22">Nodes must carry enough context that a stand-alone configuration tool can provide a useful human interface without getting any data from an external source, e.g. needing an Internet download to handle a new node type.</text:p>
        </text:list-item>
        <text:list-item>
          <text:p text:style-name="P22"><text:soft-page-break/>It must be possible to configure a node entirely over the OpenLCB, without physical interactions, e.g. pushing buttons. This configuration must be compatible with local configuration, including e.g. the Blue/Gold method.</text:p>
        </text:list-item>
        <text:list-item>
          <text:p text:style-name="P22">It must be possible to configure one or more nodes while the rest of the OpenLCB is operating normally.</text:p>
        </text:list-item>
        <text:list-item>
          <text:p text:style-name="P22">It must be possible to read, store, and reload the configuration of a node.</text:p>
        </text:list-item>
      </text:list>
      <text:h text:style-name="Heading_20_3" text:outline-level="3" text:is-list-header="true">Preferences</text:h>
      <text:list xml:id="list1629644730842906229" text:style-name="L4">
        <text:list-item>
          <text:p text:style-name="P23">Small nodes shouldn't need a lot of processing power, e.g. to compress or decompress data in real time. Memory usage should also be limited, but is a second priority.</text:p>
        </text:list-item>
        <text:list-item>
          <text:p text:style-name="P23">Configuration operations should be state-less and idempotent to simplify software at both ends.</text:p>
        </text:list-item>
        <text:list-item>
          <text:p text:style-name="P23">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3">For efficiency, atomic reads or writes of small amounts of data should fit into a single-frame CAN datagram. Single-bit writes also add efficiency. </text:p>
        </text:list-item>
        <text:list-item>
          <text:p text:style-name="P23">Multiple address spaces make it easier to handle multiple types of data.</text:p>
        </text:list-item>
        <text:list-item>
          <text:p text:style-name="P23">For large transfers, it's desirable to be able to use streams. Not all nodes support them, though, so it must be possible to enquire about capabilities.</text:p>
        </text:list-item>
        <text:list-item>
          <text:p text:style-name="P23">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text:change-start text:change-id="ct269845424"/>is the datagram type byte that <text:change-end text:change-id="ct269845424"/>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text:soft-page-break/>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527715664"/><text:change-start text:change-id="ct836076912"/>t<text:change-end text:change-id="ct836076912"/>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527715200"/>Reminder: The P/C protocol requires that an IdentifyPr<text:change-end text:change-id="ct527715200"/><text:change-start text:change-id="ct527715072"/>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527715072"/><text:change-start text:change-id="ct523886496"/>diately, the node should emit the necessary messages immediately. <text:s/>It's not necessary for the node to check whether the new Event ID is already produced or consumed; redundant Ident<text:change-end text:change-id="ct523886496"/><text:change-start text:change-id="ct528437648"/>ify messages are not a problem.<text:change-end text:change-id="ct528437648"/><text:change-start text:change-id="ct527715760"/></text:p>
      <text:p text:style-name="Standard"/>
      <text:p text:style-name="Standard"><text:soft-page-break/>No timing requirement on read-reply or write-reply – might take a long time if backed by e.g. a CV read. Can't send another request until reply <text:span text:style-name="T6">received. (How recover? Is that state subject to “in Initialized”?)</text:span><text:change-end text:change-id="ct52771576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8"><text:s/>2 Annotations to the Standard<text:tab/>1</text:p>
          <text:p text:style-name="P29"><text:s/>2.1 Introduction<text:tab/>1</text:p>
          <text:p text:style-name="P29"><text:s/>2.2 Intended Use<text:tab/>1</text:p>
          <text:p text:style-name="P29"><text:s/>2.3 Reference and Context<text:tab/>1</text:p>
          <text:p text:style-name="P29"><text:s/>2.4 Protocol<text:tab/>1</text:p>
          <text:p text:style-name="P30"><text:s/>2.4.1 Address Space Size<text:tab/>2</text:p>
          <text:p text:style-name="P30"><text:s/>2.4.2 Address Space Selection<text:tab/>2</text:p>
          <text:p text:style-name="P30"><text:s/>2.4.3 Message Formats<text:tab/>2</text:p>
          <text:p text:style-name="P30"><text:s/>2.4.4 Operations<text:tab/>2</text:p>
          <text:p text:style-name="P31"><text:s/>2.4.4.1 Read, Read-Reply<text:tab/>2</text:p>
          <text:p text:style-name="P31"><text:s/>2.4.4.2 Write, Write-Reply<text:tab/>3</text:p>
          <text:p text:style-name="P31"><text:s/>2.4.4.3 Get Configuration Options Reply<text:tab/>6</text:p>
          <text:p text:style-name="P31"><text:s/>2.4.4.4 Get Address Space Information Reply<text:tab/>6</text:p>
          <text:p text:style-name="P31"><text:s/>2.4.4.5 Lock/Reserve and Freeze/Unfreeze<text:tab/>6</text:p>
          <text:p text:style-name="P31"><text:s/>2.4.4.6 Get Unique EventID<text:tab/>6</text:p>
          <text:p text:style-name="P31"><text:s/>2.4.4.7 Update Complete/Reset/Reboot/Reinitialize<text:tab/>6</text:p>
          <text:p text:style-name="P31"><text:s/>2.4.4.8 Indicate<text:tab/>6</text:p>
          <text:p text:style-name="P28"><text:s/>3 General<text:tab/>6</text:p>
          <text:p text:style-name="P29"><text:s/>3.1 Message Structure<text:tab/>6</text:p>
          <text:p text:style-name="P28"><text:s/>4 Stuff to be merged into the above<text:tab/>10</text:p>
          <text:p text:style-name="P29"><text:s/>4.1 Environment of Protocol<text:tab/>10</text:p>
          <text:p text:style-name="P30"><text:s/>4.1.1 Requirements<text:tab/>10</text:p>
          <text:p text:style-name="P30">Preferences<text:tab/>11</text:p>
          <text:p text:style-name="P30">Design Points<text:tab/>11</text:p>
          <text:p text:style-name="P30"><text:s/>4.1.2 CAN Aspects<text:tab/>12</text:p>
          <text:p text:style-name="P29"><text:s/>4.2 Implementation Notes<text:tab/>12</text:p>
          <text:p text:style-name="P30"><text:s/>4.2.1 Example CAN Operations<text:tab/>12</text:p>
          <text:p text:style-name="P31"><text:s/>4.2.1.1 Get initial information<text:tab/>12</text:p>
          <text:p text:style-name="P31"><text:s/>4.2.1.2 Write byte<text:tab/>12</text:p>
          <text:p text:style-name="P31"><text:s/>4.2.1.3 Write 64 bytes<text:tab/>12</text:p>
          <text:p text:style-name="P31"><text:s/>4.2.1.4 Read byte<text:tab/>12</text:p>
          <text:p text:style-name="P31"><text:s/>4.2.1.5 Read 64 bytes<text:tab/>13</text:p>
          <text:p text:style-name="P31"><text:s/>4.2.1.6 Large read via stream<text:tab/>13</text:p>
          <text:p text:style-name="P31"><text:s/>4.2.1.7 Large write via stream<text:tab/>13</text:p>
          <text:p text:style-name="P31"><text:s/>4.2.1.8 Performance Note<text:tab/>14</text:p>
          <text:p text:style-name="P30"><text:s/>4.2.2 Delays Due to Non-Volatile Memory<text:tab/>14</text:p>
          <text:p text:style-name="P30"><text:s/>4.2.3 Large Volume Operations<text:tab/>15</text:p>
          <text:p text:style-name="P28"><text:s/>5 To Be Merged<text:tab/>1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895072400" text:id="ct895072400">
            <text:deletion>
              <office:change-info>
                <dc:creator>Bob Jacobsen</dc:creator>
                <dc:date>2013-02-06T22:34:00</dc:date>
              </office:change-info>
              <text:p text:style-name="MP4"><text:span text:style-name="Page_20_Number"><text:span text:style-name="MT2"><text:date style:data-style-name="N116" text:date-value="2013-04-13T19:45:18">4/13/2013</text:date></text:span></text:span></text:p>
            </text:deletion>
          </text:changed-region>
          <text:changed-region xml:id="ct895073408" text:id="ct895073408">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change text:change-id="ct895072400"/><text:change-start text:change-id="ct895073408"/><text:span text:style-name="Page_20_Number"><text:span text:style-name="MT2"><text:date style:data-style-name="N75" text:date-value="2013-04-13T19:45:18">Apr 13, 2013</text:date></text:span></text:span><text:change-end text:change-id="ct895073408"/></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3T19:45:18">Apr 13, 2013</text:date></text:p>
            </table:table-cell>
            <table:table-cell table:style-name="Table1.C1" office:value-type="string">
              <text:p text:style-name="MP7">Preliminary</text:p>
            </table:table-cell>
          </table:table-row>
        </table:table>
        <text:p text:style-name="Header"/>
      </style:header>
      <style:footer>
        <text:tracked-changes>
          <text:changed-region xml:id="ct528320432" text:id="ct528320432">
            <text:deletion>
              <office:change-info>
                <dc:creator>Bob Jacobsen</dc:creator>
                <dc:date>2013-02-06T22:34:00</dc:date>
              </office:change-info>
              <text:p text:style-name="MP8"><text:span text:style-name="Page_20_Number"><text:span text:style-name="MT4"><text:date style:data-style-name="N116" text:date-value="2013-04-13T19:45:18">4/13/2013</text:date></text:span></text:span></text:p>
            </text:deletion>
          </text:changed-region>
          <text:changed-region xml:id="ct528321232" text:id="ct528321232">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6</text:page-count></text:span></text:span><text:span text:style-name="Page_20_Number"><text:span text:style-name="MT4"> - </text:span></text:span><text:change text:change-id="ct528320432"/><text:change-start text:change-id="ct528321232"/><text:span text:style-name="Page_20_Number"><text:span text:style-name="MT2"><text:date style:data-style-name="N75" text:date-value="2013-04-13T19:45:18">Apr 13, 2013</text:date></text:span></text:span><text:change-end text:change-id="ct52832123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T13H42M54S</meta:editing-duration>
    <meta:generator>OpenOffice.org/3.4.1$Unix OpenOffice.org_project/341m1$Build-9593</meta:generator>
    <dc:date>2013-04-13T19:45:18</dc:date>
    <dc:creator>Bob Jacobsen</dc:creator>
    <meta:document-statistic meta:table-count="5" meta:image-count="4" meta:object-count="0" meta:page-count="16" meta:paragraph-count="462" meta:word-count="3028" meta:character-count="18127"/>
    <meta:user-defined meta:name="Info 1"/>
    <meta:user-defined meta:name="Info 2"/>
    <meta:user-defined meta:name="Info 3"/>
    <meta:user-defined meta:name="Info 4"/>
  </office:meta>
</office:document-meta>
</file>